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List_20_Paragraph" style:list-style-name="WWNum11">
      <style:text-properties officeooo:paragraph-rsid="000577ac"/>
    </style:style>
    <style:style style:name="P2" style:family="paragraph" style:parent-style-name="List_20_Paragraph" style:list-style-name="WWNum12">
      <style:text-properties officeooo:paragraph-rsid="000577ac"/>
    </style:style>
    <style:style style:name="P3" style:family="paragraph" style:parent-style-name="List_20_Paragraph">
      <style:text-properties officeooo:paragraph-rsid="000577ac"/>
    </style:style>
    <style:style style:name="P4" style:family="paragraph" style:parent-style-name="List_20_Paragraph" style:list-style-name="WWNum13">
      <style:text-properties officeooo:paragraph-rsid="000577ac"/>
    </style:style>
    <style:style style:name="P5" style:family="paragraph" style:parent-style-name="List_20_Paragraph" style:list-style-name="WWNum15">
      <style:text-properties officeooo:paragraph-rsid="000577ac"/>
    </style:style>
    <style:style style:name="P6" style:family="paragraph" style:parent-style-name="Standard">
      <style:text-properties officeooo:rsid="00001bc6" officeooo:paragraph-rsid="00001bc6"/>
    </style:style>
    <style:style style:name="P7" style:family="paragraph" style:parent-style-name="Standard">
      <style:paragraph-properties fo:margin-top="0.101cm" fo:margin-bottom="0.101cm" style:contextual-spacing="false"/>
      <style:text-properties officeooo:rsid="00001bc6" officeooo:paragraph-rsid="00001bc6"/>
    </style:style>
    <style:style style:name="P8" style:family="paragraph" style:parent-style-name="Standard">
      <style:text-properties fo:font-size="24pt" style:text-underline-style="solid" style:text-underline-width="auto" style:text-underline-color="font-color" fo:font-weight="bold" officeooo:rsid="00001bc6" officeooo:paragraph-rsid="00001bc6" style:font-size-asian="24pt" style:font-weight-asian="bold" style:font-size-complex="24pt" style:font-weight-complex="bold"/>
    </style:style>
    <style:style style:name="P9" style:family="paragraph" style:parent-style-name="Standard">
      <style:text-properties fo:font-weight="bold" officeooo:rsid="00001bc6" officeooo:paragraph-rsid="00001bc6" style:font-weight-asian="bold" style:font-weight-complex="bold"/>
    </style:style>
    <style:style style:name="P10" style:family="paragraph" style:parent-style-name="Standard">
      <style:text-properties officeooo:rsid="00027cec" officeooo:paragraph-rsid="00027cec"/>
    </style:style>
    <style:style style:name="P11" style:family="paragraph" style:parent-style-name="Standard">
      <style:text-properties officeooo:rsid="00027cec" officeooo:paragraph-rsid="000577ac"/>
    </style:style>
    <style:style style:name="P12" style:family="paragraph" style:parent-style-name="Standard">
      <style:paragraph-properties fo:margin-left="0cm" fo:margin-right="0cm" fo:text-indent="1.27cm" style:auto-text-indent="false"/>
      <style:text-properties style:font-name="Courier New1" fo:font-weight="bold" officeooo:paragraph-rsid="000577ac" style:font-weight-asian="bold" style:font-name-complex="Courier New2"/>
    </style:style>
    <style:style style:name="P13" style:family="paragraph" style:parent-style-name="Standard">
      <style:paragraph-properties fo:margin-left="1.27cm" fo:margin-right="0cm" fo:text-indent="0cm" style:auto-text-indent="false"/>
      <style:text-properties style:font-name="Courier New1" fo:font-weight="bold" officeooo:paragraph-rsid="000577ac" style:font-weight-asian="bold" style:font-name-complex="Courier New2"/>
    </style:style>
    <style:style style:name="P14" style:family="paragraph" style:parent-style-name="Standard" style:list-style-name="WWNum1">
      <style:text-properties officeooo:paragraph-rsid="000577ac"/>
    </style:style>
    <style:style style:name="P15" style:family="paragraph" style:parent-style-name="Standard" style:list-style-name="WWNum2">
      <style:text-properties officeooo:paragraph-rsid="000577ac"/>
    </style:style>
    <style:style style:name="P16" style:family="paragraph" style:parent-style-name="Standard">
      <style:paragraph-properties fo:margin-left="0cm" fo:margin-right="0cm" fo:text-indent="1.27cm" style:auto-text-indent="false"/>
      <style:text-properties officeooo:paragraph-rsid="000577ac"/>
    </style:style>
    <style:style style:name="P17" style:family="paragraph" style:parent-style-name="Standard">
      <style:paragraph-properties fo:margin-left="1.27cm" fo:margin-right="0cm" fo:text-indent="0cm" style:auto-text-indent="false"/>
      <style:text-properties officeooo:paragraph-rsid="000577ac"/>
    </style:style>
    <style:style style:name="P18" style:family="paragraph" style:parent-style-name="Standard">
      <style:paragraph-properties fo:margin-left="3.81cm" fo:margin-right="0cm" fo:text-indent="0cm" style:auto-text-indent="false"/>
      <style:text-properties officeooo:paragraph-rsid="000577ac"/>
    </style:style>
    <style:style style:name="P19" style:family="paragraph" style:parent-style-name="Standard">
      <style:text-properties officeooo:paragraph-rsid="000577ac"/>
    </style:style>
    <style:style style:name="P20" style:family="paragraph" style:parent-style-name="Standard">
      <style:paragraph-properties fo:margin-left="1.27cm" fo:margin-right="0cm" fo:text-indent="1.27cm" style:auto-text-indent="false"/>
      <style:text-properties officeooo:paragraph-rsid="000577ac"/>
    </style:style>
    <style:style style:name="P21" style:family="paragraph" style:parent-style-name="Standard">
      <style:paragraph-properties fo:margin-left="0cm" fo:margin-right="0cm" fo:text-indent="1.111cm" style:auto-text-indent="false"/>
      <style:text-properties officeooo:paragraph-rsid="000577ac"/>
    </style:style>
    <style:style style:name="P22" style:family="paragraph" style:parent-style-name="Standard" style:list-style-name="WWNum11">
      <style:text-properties officeooo:paragraph-rsid="000577ac"/>
    </style:style>
    <style:style style:name="P23" style:family="paragraph" style:parent-style-name="Standard" style:list-style-name="WWNum13">
      <style:text-properties officeooo:paragraph-rsid="000577ac"/>
    </style:style>
    <style:style style:name="P24" style:family="paragraph" style:parent-style-name="Standard">
      <style:text-properties officeooo:rsid="00001bc6" officeooo:paragraph-rsid="00001bc6" fo:background-color="#ffff00"/>
    </style:style>
    <style:style style:name="P25" style:family="paragraph" style:parent-style-name="Standard">
      <style:text-properties officeooo:rsid="00027cec" officeooo:paragraph-rsid="00027cec" fo:background-color="#ffff00"/>
    </style:style>
    <style:style style:name="P26" style:family="paragraph" style:parent-style-name="Standard">
      <style:text-properties officeooo:rsid="000394d5" officeooo:paragraph-rsid="000394d5" fo:background-color="#ffff00"/>
    </style:style>
    <style:style style:name="P27" style:family="paragraph" style:parent-style-name="Standard">
      <style:text-properties officeooo:rsid="000394d5" officeooo:paragraph-rsid="000ff70a" fo:background-color="#ffff00"/>
    </style:style>
    <style:style style:name="P28" style:family="paragraph" style:parent-style-name="Standard" style:list-style-name="WW8Num1">
      <style:text-properties style:font-name="Courier New" fo:font-weight="bold" officeooo:paragraph-rsid="000577ac" style:font-weight-asian="bold" style:font-name-complex="Courier New"/>
    </style:style>
    <style:style style:name="P29" style:family="paragraph" style:parent-style-name="Standard" style:list-style-name="WW8Num8">
      <style:text-properties style:font-name="Courier New" fo:font-weight="bold" officeooo:paragraph-rsid="000577ac" style:font-weight-asian="bold" style:font-name-complex="Courier New"/>
    </style:style>
    <style:style style:name="P30" style:family="paragraph" style:parent-style-name="Standard" style:list-style-name="WW8Num8">
      <style:text-properties style:font-name="Courier New" fo:font-weight="bold" officeooo:paragraph-rsid="000ff70a" style:font-weight-asian="bold" style:font-name-complex="Courier New"/>
    </style:style>
    <style:style style:name="P31" style:family="paragraph" style:parent-style-name="Standard">
      <style:text-properties style:font-name="Courier New" fo:font-weight="bold" officeooo:paragraph-rsid="000577ac" style:font-weight-asian="bold" style:font-name-complex="Courier New"/>
    </style:style>
    <style:style style:name="P32" style:family="paragraph" style:parent-style-name="Standard">
      <style:paragraph-properties fo:margin-left="0cm" fo:margin-right="0cm" fo:text-indent="1.27cm" style:auto-text-indent="false"/>
      <style:text-properties style:font-name="Courier New" fo:font-weight="bold" officeooo:paragraph-rsid="000577ac" style:font-weight-asian="bold" style:font-name-complex="Courier New"/>
    </style:style>
    <style:style style:name="P33" style:family="paragraph" style:parent-style-name="Standard">
      <style:paragraph-properties fo:margin-left="1.27cm" fo:margin-right="0cm" fo:text-indent="0cm" style:auto-text-indent="false"/>
      <style:text-properties style:font-name="Courier New" fo:font-weight="bold" officeooo:paragraph-rsid="000577ac" style:font-weight-asian="bold" style:font-name-complex="Courier New"/>
    </style:style>
    <style:style style:name="P34" style:family="paragraph" style:parent-style-name="Standard">
      <style:paragraph-properties fo:margin-left="0.635cm" fo:margin-right="0cm" fo:text-indent="0cm" style:auto-text-indent="false"/>
      <style:text-properties style:font-name="Courier New" fo:font-weight="bold" officeooo:paragraph-rsid="000577ac" style:font-weight-asian="bold" style:font-name-complex="Courier New"/>
    </style:style>
    <style:style style:name="P35" style:family="paragraph" style:parent-style-name="Standard" style:list-style-name="WW8Num5">
      <style:text-properties style:font-name="Courier New" fo:font-weight="bold" officeooo:paragraph-rsid="000577ac" style:font-weight-asian="bold" style:font-name-complex="Courier New"/>
    </style:style>
    <style:style style:name="P36" style:family="paragraph" style:parent-style-name="Standard" style:list-style-name="WW8Num6">
      <style:text-properties style:font-name="Courier New" fo:font-weight="bold" officeooo:paragraph-rsid="000577ac" style:font-weight-asian="bold" style:font-name-complex="Courier New"/>
    </style:style>
    <style:style style:name="P37" style:family="paragraph" style:parent-style-name="Standard" style:list-style-name="WW8Num4">
      <style:text-properties style:font-name="Courier New" fo:font-weight="bold" officeooo:paragraph-rsid="000577ac" style:font-weight-asian="bold" style:font-name-complex="Courier New"/>
    </style:style>
    <style:style style:name="P38" style:family="paragraph" style:parent-style-name="Standard" style:list-style-name="WW8Num3">
      <style:text-properties style:font-name="Courier New" fo:font-weight="bold" officeooo:paragraph-rsid="000577ac" style:font-weight-asian="bold" style:font-name-complex="Courier New"/>
    </style:style>
    <style:style style:name="P39" style:family="paragraph" style:parent-style-name="Standard" style:list-style-name="WW8Num6">
      <style:text-properties style:font-name="Courier New" fo:font-weight="bold" officeooo:rsid="0006c0a4" officeooo:paragraph-rsid="0006c0a4" style:font-weight-asian="bold" style:font-name-complex="Courier New"/>
    </style:style>
    <style:style style:name="P40" style:family="paragraph" style:parent-style-name="Standard">
      <style:text-properties style:font-name="Courier New" fo:font-weight="bold" officeooo:paragraph-rsid="000a1ae2" style:font-weight-asian="bold" style:font-name-complex="Courier New" style:font-weight-complex="bold"/>
    </style:style>
    <style:style style:name="P41" style:family="paragraph" style:parent-style-name="Standard">
      <style:paragraph-properties fo:margin-left="1.27cm" fo:margin-right="0cm" fo:text-indent="0cm" style:auto-text-indent="false"/>
      <style:text-properties style:font-name="Courier New" fo:font-weight="bold" officeooo:paragraph-rsid="000a1ae2" style:font-weight-asian="bold" style:font-name-complex="Courier New" style:font-weight-complex="bold"/>
    </style:style>
    <style:style style:name="P42" style:family="paragraph" style:parent-style-name="Standard">
      <style:paragraph-properties fo:margin-left="0cm" fo:margin-right="0cm" fo:text-indent="1.27cm" style:auto-text-indent="false"/>
      <style:text-properties style:font-name="Courier New" fo:font-weight="bold" officeooo:paragraph-rsid="000a1ae2" style:font-weight-asian="bold" style:font-name-complex="Courier New" style:font-weight-complex="bold"/>
    </style:style>
    <style:style style:name="P43" style:family="paragraph" style:parent-style-name="Standard" style:list-style-name="WW8Num12">
      <style:text-properties style:font-name="Courier New" fo:font-weight="bold" officeooo:paragraph-rsid="000a1ae2" style:font-weight-asian="bold" style:font-name-complex="Courier New" style:font-weight-complex="bold"/>
    </style:style>
    <style:style style:name="P44" style:family="paragraph" style:parent-style-name="Standard" style:list-style-name="WW8Num7">
      <style:text-properties style:font-name="Courier New" fo:font-weight="bold" officeooo:paragraph-rsid="000a1ae2" style:font-weight-asian="bold" style:font-name-complex="Courier New" style:font-weight-complex="bold"/>
    </style:style>
    <style:style style:name="P45" style:family="paragraph" style:parent-style-name="Standard" style:list-style-name="WW8Num2">
      <style:text-properties style:font-name="Courier New" fo:font-weight="bold" officeooo:paragraph-rsid="000a1ae2" style:font-weight-asian="bold" style:font-name-complex="Courier New" style:font-weight-complex="bold"/>
    </style:style>
    <style:style style:name="P46" style:family="paragraph" style:parent-style-name="Standard" style:list-style-name="WW8Num9">
      <style:text-properties style:font-name="Courier New" fo:font-weight="bold" officeooo:paragraph-rsid="000a1ae2" style:font-weight-asian="bold" style:font-name-complex="Courier New" style:font-weight-complex="bold"/>
    </style:style>
    <style:style style:name="P47" style:family="paragraph" style:parent-style-name="Standard" style:list-style-name="WW8Num15">
      <style:text-properties style:font-name="Courier New" fo:font-weight="bold" officeooo:paragraph-rsid="000a1ae2" style:font-weight-asian="bold" style:font-name-complex="Courier New" style:font-weight-complex="bold"/>
    </style:style>
    <style:style style:name="P48" style:family="paragraph" style:parent-style-name="Standard">
      <style:text-properties style:font-name="Courier New" fo:font-weight="bold" officeooo:paragraph-rsid="000a1ae2" style:font-weight-asian="bold" style:font-name-complex="Courier New"/>
    </style:style>
    <style:style style:name="P49" style:family="paragraph" style:parent-style-name="Standard">
      <style:text-properties style:font-name="Courier New" fo:font-weight="bold" officeooo:paragraph-rsid="000ff70a" style:font-weight-asian="bold" style:font-name-complex="Courier New"/>
    </style:style>
    <style:style style:name="P50" style:family="paragraph" style:parent-style-name="Standard">
      <style:paragraph-properties fo:margin-left="1.27cm" fo:margin-right="0cm" fo:text-indent="1.27cm" style:auto-text-indent="false"/>
      <style:text-properties style:font-name="Courier New" fo:font-weight="bold" officeooo:paragraph-rsid="000ff70a" style:font-weight-asian="bold" style:font-name-complex="Courier New"/>
    </style:style>
    <style:style style:name="P51" style:family="paragraph" style:parent-style-name="Standard">
      <style:paragraph-properties fo:margin-left="2.54cm" fo:margin-right="0cm" fo:text-indent="0cm" style:auto-text-indent="false"/>
      <style:text-properties style:font-name="Courier New" fo:font-weight="bold" officeooo:paragraph-rsid="000ff70a" style:font-weight-asian="bold" style:font-name-complex="Courier New"/>
    </style:style>
    <style:style style:name="P52" style:family="paragraph" style:parent-style-name="Standard">
      <style:paragraph-properties fo:margin-left="1.27cm" fo:margin-right="0cm" fo:text-indent="0cm" style:auto-text-indent="false"/>
      <style:text-properties style:font-name="Courier New" fo:font-weight="bold" officeooo:paragraph-rsid="000ff70a" style:font-weight-asian="bold" style:font-name-complex="Courier New"/>
    </style:style>
    <style:style style:name="P53" style:family="paragraph" style:parent-style-name="Standard">
      <style:paragraph-properties fo:margin-left="0cm" fo:margin-right="0cm" fo:text-indent="1.27cm" style:auto-text-indent="false"/>
      <style:text-properties style:font-name="Courier New" fo:font-weight="bold" officeooo:paragraph-rsid="000ff70a" style:font-weight-asian="bold" style:font-name-complex="Courier New"/>
    </style:style>
    <style:style style:name="P54" style:family="paragraph" style:parent-style-name="Standard">
      <style:paragraph-properties fo:margin-left="3.81cm" fo:margin-right="0cm" fo:text-indent="0cm" style:auto-text-indent="false"/>
      <style:text-properties style:font-name="Courier New" fo:font-weight="bold" officeooo:paragraph-rsid="000ff70a" style:font-weight-asian="bold" style:font-name-complex="Courier New"/>
    </style:style>
    <style:style style:name="P55" style:family="paragraph" style:parent-style-name="Standard">
      <style:paragraph-properties fo:text-align="justify" style:justify-single-word="false"/>
      <style:text-properties style:font-name="Courier New" fo:font-weight="bold" officeooo:paragraph-rsid="000ff70a" style:font-weight-asian="bold" style:font-name-complex="Courier New"/>
    </style:style>
    <style:style style:name="P56" style:family="paragraph" style:parent-style-name="Standard">
      <style:paragraph-properties fo:text-align="justify" style:justify-single-word="false"/>
      <style:text-properties style:font-name="Courier New" fo:font-style="italic" style:font-style-asian="italic" style:font-name-complex="Courier New"/>
    </style:style>
    <style:style style:name="P57" style:family="paragraph" style:parent-style-name="Standard">
      <style:text-properties style:font-name="Courier New" fo:font-style="italic" style:font-style-asian="italic" style:font-name-complex="Courier New"/>
    </style:style>
    <style:style style:name="P58" style:family="paragraph" style:parent-style-name="Standard" style:list-style-name="WW8Num8">
      <style:text-properties officeooo:paragraph-rsid="000577ac"/>
    </style:style>
    <style:style style:name="P59" style:family="paragraph" style:parent-style-name="Standard" style:list-style-name="WW8Num8">
      <style:text-properties officeooo:paragraph-rsid="000a1ae2"/>
    </style:style>
    <style:style style:name="P60" style:family="paragraph" style:parent-style-name="Standard" style:list-style-name="WW8Num8">
      <style:text-properties officeooo:paragraph-rsid="000ff70a"/>
    </style:style>
    <style:style style:name="P61" style:family="paragraph" style:parent-style-name="Standard" style:list-style-name="WW8Num9">
      <style:text-properties officeooo:paragraph-rsid="000577ac"/>
    </style:style>
    <style:style style:name="P62" style:family="paragraph" style:parent-style-name="Standard" style:list-style-name="WW8Num9">
      <style:text-properties officeooo:paragraph-rsid="000a1ae2"/>
    </style:style>
    <style:style style:name="P63" style:family="paragraph" style:parent-style-name="Standard" style:list-style-name="WW8Num5">
      <style:text-properties officeooo:paragraph-rsid="000577ac"/>
    </style:style>
    <style:style style:name="P64" style:family="paragraph" style:parent-style-name="Standard" style:list-style-name="WW8Num6">
      <style:text-properties officeooo:paragraph-rsid="000577ac"/>
    </style:style>
    <style:style style:name="P65" style:family="paragraph" style:parent-style-name="Standard" style:list-style-name="WW8Num6">
      <style:text-properties officeooo:paragraph-rsid="000a1ae2"/>
    </style:style>
    <style:style style:name="P66" style:family="paragraph" style:parent-style-name="Standard" style:list-style-name="WW8Num6">
      <style:text-properties officeooo:paragraph-rsid="000ff70a"/>
    </style:style>
    <style:style style:name="P67" style:family="paragraph" style:parent-style-name="Standard" style:list-style-name="WW8Num2">
      <style:text-properties officeooo:paragraph-rsid="000577ac"/>
    </style:style>
    <style:style style:name="P68" style:family="paragraph" style:parent-style-name="Standard" style:list-style-name="WW8Num2">
      <style:text-properties officeooo:paragraph-rsid="000a1ae2"/>
    </style:style>
    <style:style style:name="P69" style:family="paragraph" style:parent-style-name="Standard" style:list-style-name="WW8Num4">
      <style:text-properties officeooo:paragraph-rsid="000577ac"/>
    </style:style>
    <style:style style:name="P70" style:family="paragraph" style:parent-style-name="Standard" style:list-style-name="WW8Num3">
      <style:text-properties officeooo:paragraph-rsid="000577ac"/>
    </style:style>
    <style:style style:name="P71" style:family="paragraph" style:parent-style-name="Standard" style:list-style-name="WW8Num1">
      <style:text-properties officeooo:paragraph-rsid="000577ac"/>
    </style:style>
    <style:style style:name="P72" style:family="paragraph" style:parent-style-name="Standard" style:list-style-name="WW8Num1">
      <style:text-properties officeooo:paragraph-rsid="000ff70a"/>
    </style:style>
    <style:style style:name="P73" style:family="paragraph" style:parent-style-name="Standard">
      <style:paragraph-properties fo:margin-left="1.27cm" fo:margin-right="0cm" fo:text-indent="0cm" style:auto-text-indent="false"/>
      <style:text-properties officeooo:paragraph-rsid="000a1ae2"/>
    </style:style>
    <style:style style:name="P74" style:family="paragraph" style:parent-style-name="Standard">
      <style:text-properties officeooo:paragraph-rsid="000a1ae2"/>
    </style:style>
    <style:style style:name="P75" style:family="paragraph" style:parent-style-name="Standard">
      <style:paragraph-properties fo:margin-left="3.175cm" fo:margin-right="0cm" fo:text-indent="0cm" style:auto-text-indent="false"/>
      <style:text-properties officeooo:paragraph-rsid="000a1ae2"/>
    </style:style>
    <style:style style:name="P76" style:family="paragraph" style:parent-style-name="Standard">
      <style:paragraph-properties fo:margin-left="0cm" fo:margin-right="0cm" fo:text-indent="1.111cm" style:auto-text-indent="false"/>
      <style:text-properties officeooo:paragraph-rsid="000a1ae2"/>
    </style:style>
    <style:style style:name="P77" style:family="paragraph" style:parent-style-name="Standard">
      <style:paragraph-properties fo:margin-left="1.111cm" fo:margin-right="0cm" fo:text-indent="0cm" style:auto-text-indent="false"/>
      <style:text-properties officeooo:paragraph-rsid="000a1ae2"/>
    </style:style>
    <style:style style:name="P78" style:family="paragraph" style:parent-style-name="Standard" style:list-style-name="WW8Num12">
      <style:text-properties officeooo:paragraph-rsid="000a1ae2"/>
    </style:style>
    <style:style style:name="P79" style:family="paragraph" style:parent-style-name="Standard" style:list-style-name="WW8Num12">
      <style:text-properties officeooo:paragraph-rsid="000ff70a"/>
    </style:style>
    <style:style style:name="P80" style:family="paragraph" style:parent-style-name="Standard" style:list-style-name="WW8Num11">
      <style:text-properties officeooo:paragraph-rsid="000a1ae2"/>
    </style:style>
    <style:style style:name="P81" style:family="paragraph" style:parent-style-name="Standard" style:list-style-name="WW8Num7">
      <style:text-properties officeooo:paragraph-rsid="000a1ae2"/>
    </style:style>
    <style:style style:name="P82" style:family="paragraph" style:parent-style-name="Standard" style:list-style-name="WW8Num7">
      <style:text-properties officeooo:paragraph-rsid="000ff70a"/>
    </style:style>
    <style:style style:name="P83" style:family="paragraph" style:parent-style-name="Standard" style:list-style-name="WW8Num15">
      <style:text-properties officeooo:paragraph-rsid="000a1ae2"/>
    </style:style>
    <style:style style:name="P84" style:family="paragraph" style:parent-style-name="Standard" style:list-style-name="WW8Num15">
      <style:text-properties officeooo:paragraph-rsid="000ff70a"/>
    </style:style>
    <style:style style:name="P85" style:family="paragraph" style:parent-style-name="Standard" style:list-style-name="WW8Num14">
      <style:text-properties officeooo:paragraph-rsid="000a1ae2"/>
    </style:style>
    <style:style style:name="P86" style:family="paragraph" style:parent-style-name="Standard" style:list-style-name="WW8Num10">
      <style:text-properties officeooo:paragraph-rsid="000a1ae2"/>
    </style:style>
    <style:style style:name="P87" style:family="paragraph" style:parent-style-name="Standard" style:list-style-name="WW8Num10">
      <style:text-properties officeooo:paragraph-rsid="000ff70a"/>
    </style:style>
    <style:style style:name="P88" style:family="paragraph" style:parent-style-name="Standard">
      <style:text-properties officeooo:rsid="000394d5" officeooo:paragraph-rsid="000394d5" fo:background-color="transparent"/>
    </style:style>
    <style:style style:name="P89" style:family="paragraph" style:parent-style-name="Standard">
      <style:text-properties officeooo:rsid="000394d5" officeooo:paragraph-rsid="000bc24c" fo:background-color="transparent"/>
    </style:style>
    <style:style style:name="P90" style:family="paragraph" style:parent-style-name="Standard">
      <style:paragraph-properties fo:margin-top="0.402cm" fo:margin-bottom="0.402cm" style:contextual-spacing="false"/>
      <style:text-properties officeooo:rsid="000394d5" officeooo:paragraph-rsid="000ff70a" fo:background-color="transparent"/>
    </style:style>
    <style:style style:name="P91" style:family="paragraph" style:parent-style-name="Standard">
      <style:paragraph-properties fo:margin-left="1.27cm" fo:margin-right="0cm" fo:text-indent="1.27cm" style:auto-text-indent="false"/>
      <style:text-properties officeooo:paragraph-rsid="000ff70a"/>
    </style:style>
    <style:style style:name="P92" style:family="paragraph" style:parent-style-name="Standard">
      <style:text-properties officeooo:paragraph-rsid="000ff70a"/>
    </style:style>
    <style:style style:name="P93" style:family="paragraph" style:parent-style-name="Standard">
      <style:paragraph-properties fo:margin-left="3.81cm" fo:margin-right="0cm" fo:text-indent="0cm" style:auto-text-indent="false"/>
      <style:text-properties officeooo:paragraph-rsid="000ff70a"/>
    </style:style>
    <style:style style:name="P94" style:family="paragraph" style:parent-style-name="Standard">
      <style:paragraph-properties fo:margin-left="2.54cm" fo:margin-right="0cm" fo:text-indent="1.27cm" style:auto-text-indent="false"/>
      <style:text-properties officeooo:paragraph-rsid="000ff70a"/>
    </style:style>
    <style:style style:name="P95" style:family="paragraph" style:parent-style-name="Standard">
      <style:paragraph-properties fo:margin-left="2.54cm" fo:margin-right="0cm" fo:text-indent="0cm" style:auto-text-indent="false"/>
      <style:text-properties officeooo:paragraph-rsid="000ff70a"/>
    </style:style>
    <style:style style:name="P96" style:family="paragraph" style:parent-style-name="Standard">
      <style:paragraph-properties fo:margin-left="1.27cm" fo:margin-right="0cm" fo:text-indent="0cm" style:auto-text-indent="false"/>
      <style:text-properties officeooo:paragraph-rsid="000ff70a"/>
    </style:style>
    <style:style style:name="P97" style:family="paragraph" style:parent-style-name="Standard">
      <style:paragraph-properties fo:text-align="justify" style:justify-single-word="false"/>
      <style:text-properties officeooo:paragraph-rsid="000ff70a"/>
    </style:style>
    <style:style style:name="P98" style:family="paragraph" style:parent-style-name="Standard" style:list-style-name="WW8Num16">
      <style:text-properties officeooo:paragraph-rsid="000ff70a"/>
    </style:style>
    <style:style style:name="P99" style:family="paragraph" style:parent-style-name="Text_20_body" style:list-style-name="L1"/>
    <style:style style:name="P100" style:family="paragraph" style:parent-style-name="Text_20_body" style:list-style-name="L1">
      <style:paragraph-properties fo:margin-top="0cm" fo:margin-bottom="0cm" style:contextual-spacing="false"/>
    </style:style>
    <style:style style:name="P101" style:family="paragraph" style:parent-style-name="Text_20_body">
      <style:text-properties officeooo:rsid="00001bc6" officeooo:paragraph-rsid="00001bc6"/>
    </style:style>
    <style:style style:name="P102" style:family="paragraph" style:parent-style-name="Text_20_body" style:list-style-name="L2"/>
    <style:style style:name="P103" style:family="paragraph" style:parent-style-name="Text_20_body" style:list-style-name="L2">
      <style:paragraph-properties fo:margin-top="0cm" fo:margin-bottom="0cm" style:contextual-spacing="false"/>
    </style:style>
    <style:style style:name="P104" style:family="paragraph" style:parent-style-name="Text_20_body" style:list-style-name="L5"/>
    <style:style style:name="P105" style:family="paragraph" style:parent-style-name="Text_20_body" style:list-style-name="L5">
      <style:paragraph-properties fo:margin-top="0cm" fo:margin-bottom="0cm" style:contextual-spacing="false"/>
    </style:style>
    <style:style style:name="P106" style:family="paragraph" style:parent-style-name="Text_20_body">
      <style:text-properties officeooo:rsid="000394d5" officeooo:paragraph-rsid="000394d5" fo:background-color="transparent"/>
    </style:style>
    <style:style style:name="P107" style:family="paragraph" style:parent-style-name="Text_20_body" style:list-style-name="L6"/>
    <style:style style:name="P108" style:family="paragraph" style:parent-style-name="Text_20_body" style:list-style-name="L6">
      <style:paragraph-properties fo:margin-top="0cm" fo:margin-bottom="0cm" style:contextual-spacing="false"/>
    </style:style>
    <style:style style:name="P109" style:family="paragraph" style:parent-style-name="Text_20_body">
      <style:text-properties officeooo:rsid="000394d5" officeooo:paragraph-rsid="000394d5" fo:background-color="#ffff00"/>
    </style:style>
    <style:style style:name="P110" style:family="paragraph" style:parent-style-name="Text_20_body">
      <style:text-properties style:font-name="Courier New" fo:font-weight="bold" officeooo:paragraph-rsid="000577ac" style:font-weight-asian="bold" style:font-name-complex="Courier New"/>
    </style:style>
    <style:style style:name="P111" style:family="paragraph" style:parent-style-name="Text_20_body" style:list-style-name="L9"/>
    <style:style style:name="P112" style:family="paragraph" style:parent-style-name="Text_20_body" style:list-style-name="L9">
      <style:paragraph-properties fo:margin-top="0cm" fo:margin-bottom="0cm" style:contextual-spacing="false"/>
    </style:style>
    <style:style style:name="T1" style:family="text">
      <style:text-properties style:font-name="Courier New1" fo:font-weight="bold" style:font-weight-asian="bold" style:font-name-complex="Courier New2"/>
    </style:style>
    <style:style style:name="T2" style:family="text">
      <style:text-properties style:font-name="Courier New1" style:text-underline-style="solid" style:text-underline-width="auto" style:text-underline-color="font-color" fo:font-weight="bold" style:font-weight-asian="bold" style:font-name-complex="Courier New2"/>
    </style:style>
    <style:style style:name="T3" style:family="text">
      <style:text-properties style:font-name="Courier New" fo:font-weight="bold" style:font-weight-asian="bold" style:font-name-complex="Courier New"/>
    </style:style>
    <style:style style:name="T4" style:family="text">
      <style:text-properties style:font-name="Courier New" fo:font-weight="bold" style:font-weight-asian="bold" style:font-name-complex="Courier New" style:font-weight-complex="bold"/>
    </style:style>
    <style:style style:name="T5" style:family="text">
      <style:text-properties style:font-name="Courier New" fo:font-weight="bold" officeooo:rsid="000a1ae2" style:font-weight-asian="bold" style:font-name-complex="Courier New" style:font-weight-complex="bold"/>
    </style:style>
    <style:style style:name="T6" style:family="text">
      <style:text-properties style:font-name="Courier New" fo:font-weight="bold" style:font-name-asian="Courier New" style:font-weight-asian="bold" style:font-name-complex="Courier New"/>
    </style:style>
    <style:style style:name="T7" style:family="text">
      <style:text-properties style:font-name="Courier New" style:text-underline-style="solid" style:text-underline-width="auto" style:text-underline-color="font-color" fo:font-weight="bold" style:font-weight-asian="bold" style:font-name-complex="Courier New"/>
    </style:style>
    <style:style style:name="T8" style:family="text">
      <style:text-properties style:font-name="Courier New" style:text-underline-style="solid" style:text-underline-width="auto" style:text-underline-color="font-color" fo:font-weight="bold" style:font-weight-asian="bold" style:font-name-complex="Courier New" style:font-weight-complex="bold"/>
    </style:style>
    <style:style style:name="T9" style:family="text">
      <style:text-properties style:font-name="Courier New" fo:language="none" fo:country="none" style:text-underline-style="solid" style:text-underline-width="auto" style:text-underline-color="font-color" fo:font-weight="bold" style:language-asian="none" style:country-asian="none" style:font-weight-asian="bold" style:font-name-complex="Courier New"/>
    </style:style>
    <style:style style:name="T10" style:family="text">
      <style:text-properties style:text-underline-style="solid" style:text-underline-width="auto" style:text-underline-color="font-color"/>
    </style:style>
    <style:style style:name="T11" style:family="text">
      <style:text-properties officeooo:rsid="000a1ae2"/>
    </style:style>
    <style:style style:name="T12" style:family="text">
      <style:text-properties style:font-name-asian="Courier New"/>
    </style:style>
    <style:style style:name="T13" style:family="text">
      <style:text-properties fo:background-color="transparent" loext:char-shading-value="0"/>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111cm" fo:text-indent="-0.635cm" fo:margin-left="1.1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46cm" fo:text-indent="-0.635cm" fo:margin-left="1.7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381cm" fo:text-indent="-0.635cm" fo:margin-left="2.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016cm" fo:text-indent="-0.635cm" fo:margin-left="3.0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826cm" fo:text-indent="-0.635cm" fo:margin-left="6.826cm"/>
        </style:list-level-properties>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ata Structure Assignment</text:p>
      <text:p text:style-name="P8"/>
      <text:p text:style-name="P9">Algorithms</text:p>
      <text:p text:style-name="P6"/>
      <text:p text:style-name="P24">Q1. Binary Search (Insertion, deletion).</text:p>
      <text:p text:style-name="P6"/>
      <text:p text:style-name="P9">Binary Search <text:span text:style-name="Strong_20_Emphasis">Algorithm</text:span>:</text:p>
      <text:p text:style-name="P9"/>
      <text:p text:style-name="P7">1. <text:tab/>[Initialize segment variables.]</text:p>
      <text:p text:style-name="P7"><text:tab/>Set BEG:= LB, END := UB and MID = INT(BEG + END)/2).</text:p>
      <text:p text:style-name="P7">2. <text:tab/>Repeat Steps 3 and 4 while BEG &lt;= END and DATA[MID] != ITEM.</text:p>
      <text:p text:style-name="P7">3. <text:tab/>If ITEM &lt; DATA[MID], then:</text:p>
      <text:p text:style-name="P7"><text:tab/>Set END:= MID - 1.</text:p>
      <text:p text:style-name="P7"><text:tab/>Else:</text:p>
      <text:p text:style-name="P7"><text:tab/>Set BEG := MID + 1.</text:p>
      <text:p text:style-name="P7"><text:tab/>[End of If structure.]</text:p>
      <text:p text:style-name="P7">4. <text:tab/>Set MID:= INT(BEG + END)/2).</text:p>
      <text:p text:style-name="P7"><text:tab/>[End of Step 2 loop.]</text:p>
      <text:p text:style-name="P7">5. <text:tab/>If DATA[MID = ITEM, then:</text:p>
      <text:p text:style-name="P7"><text:tab/>Set LOC= MID.</text:p>
      <text:p text:style-name="P7"><text:tab/>Else:</text:p>
      <text:p text:style-name="P7"><text:tab/>Set LOC:= NULL.</text:p>
      <text:p text:style-name="P7"><text:tab/>[End of If structure.]</text:p>
      <text:p text:style-name="P7">6. <text:tab/>Exit.</text:p>
      <text:p text:style-name="P6"/>
      <text:p text:style-name="P101"><text:span text:style-name="Strong_20_Emphasis">Insertion Algorithm:</text:span></text:p>
      <text:list text:style-name="L1">
        <text:list-item>
          <text:p text:style-name="P99">[Initialize variables.]</text:p>
          <text:list>
            <text:list-item>
              <text:p text:style-name="P100">Set ITEM to the element you want to insert.</text:p>
            </text:list-item>
            <text:list-item>
              <text:p text:style-name="P100">Set BEG to the lower bound (LB).</text:p>
            </text:list-item>
            <text:list-item>
              <text:p text:style-name="P100">Set END to the upper bound (UB).</text:p>
            </text:list-item>
          </text:list>
        </text:list-item>
        <text:list-item>
          <text:p text:style-name="P99">Repeat Steps 3 and 4 while BEG is less than or equal to END:</text:p>
        </text:list-item>
        <text:list-item>
          <text:p text:style-name="P99">Set MID to the integer value of (BEG + END) / 2.</text:p>
        </text:list-item>
        <text:list-item>
          <text:p text:style-name="P99">If ITEM is equal to DATA[MID], insert ITEM at the position MID and shift the elements to the right to make space for the new item. Then, set LOC to MID.</text:p>
        </text:list-item>
        <text:list-item>
          <text:p text:style-name="P99">If ITEM is less than DATA[MID], update END to be MID - 1 to search in the lower half.</text:p>
        </text:list-item>
        <text:list-item>
          <text:p text:style-name="P99">If ITEM is greater than DATA[MID], update BEG to be MID + 1 to search in the upper half.</text:p>
        </text:list-item>
        <text:list-item>
          <text:p text:style-name="P99">Exit.</text:p>
          <text:p text:style-name="P99"/>
        </text:list-item>
      </text:list>
      <text:p text:style-name="Text_20_body"><text:soft-page-break/></text:p>
      <text:p text:style-name="P101"><text:span text:style-name="Strong_20_Emphasis">Deletion Algorithm:</text:span></text:p>
      <text:list text:style-name="L2">
        <text:list-item>
          <text:p text:style-name="P102">[Initialize variables.]</text:p>
          <text:list>
            <text:list-item>
              <text:p text:style-name="P103">Set ITEM to the element you want to delete.</text:p>
            </text:list-item>
            <text:list-item>
              <text:p text:style-name="P103">Set BEG to the lower bound (LB).</text:p>
            </text:list-item>
            <text:list-item>
              <text:p text:style-name="P103">Set END to the upper bound (UB).</text:p>
            </text:list-item>
          </text:list>
        </text:list-item>
        <text:list-item>
          <text:p text:style-name="P102">Repeat Steps 3 and 4 while BEG is less than or equal to END:</text:p>
        </text:list-item>
        <text:list-item>
          <text:p text:style-name="P102">Set MID to the integer value of (BEG + END) / 2.</text:p>
        </text:list-item>
        <text:list-item>
          <text:p text:style-name="P102">If ITEM is equal to DATA[MID]:</text:p>
          <text:list>
            <text:list-item>
              <text:p text:style-name="P103">Delete DATA[MID].</text:p>
            </text:list-item>
            <text:list-item>
              <text:p text:style-name="P103">Shift the elements to the left to fill the gap created by the deleted item.</text:p>
            </text:list-item>
            <text:list-item>
              <text:p text:style-name="P103">Set LOC to MID.</text:p>
            </text:list-item>
          </text:list>
        </text:list-item>
        <text:list-item>
          <text:p text:style-name="P102">If ITEM is less than DATA[MID], update END to be MID - 1 to search in the lower half.</text:p>
        </text:list-item>
        <text:list-item>
          <text:p text:style-name="P102">If ITEM is greater than DATA[MID], update BEG to be MID + 1 to search in the upper half.</text:p>
        </text:list-item>
        <text:list-item>
          <text:p text:style-name="P102">Exit.</text:p>
        </text:list-item>
      </text:list>
      <text:p text:style-name="P25">Q2. Singly Linked List (Insert in first and Insert in last).</text:p>
      <text:p text:style-name="P10"/>
      <text:p text:style-name="P11">Insert in last</text:p>
      <text:list text:style-name="WWNum1">
        <text:list-item>
          <text:p text:style-name="P14" loext:marker-style-name="T1"><text:span text:style-name="T1">Allocate memory to a node FRESH.</text:span></text:p>
        </text:list-item>
        <text:list-item>
          <text:p text:style-name="P14" loext:marker-style-name="T1"><text:span text:style-name="T1">Check if FRESH == NULL, then:</text:span></text:p>
        </text:list-item>
      </text:list>
      <text:p text:style-name="P16" loext:marker-style-name="T1"><text:span text:style-name="T1">Print "NO MEMORY RECEIVED" and return.</text:span></text:p>
      <text:p text:style-name="P12" loext:marker-style-name="T1"/>
      <text:list text:continue-numbering="true" text:style-name="WWNum1">
        <text:list-item>
          <text:p text:style-name="P14" loext:marker-style-name="T1"><text:span text:style-name="T1">Set NAME[FRESH] := DATA_NAME.</text:span></text:p>
        </text:list-item>
      </text:list>
      <text:p text:style-name="P17" loext:marker-style-name="T1"><text:span text:style-name="T1">Set ROLL[FRESH] := DATA_ROLL.</text:span></text:p>
      <text:p text:style-name="P17" loext:marker-style-name="T1"><text:span text:style-name="T1">Set N[FRESH] := NULL.</text:span></text:p>
      <text:p text:style-name="P13" loext:marker-style-name="T1"/>
      <text:list text:continue-numbering="true" text:style-name="WWNum1">
        <text:list-item>
          <text:p text:style-name="P14" loext:marker-style-name="T1"><text:span text:style-name="T1">Check if START = NULL, then: [If linked list is absent]</text:span></text:p>
        </text:list-item>
      </text:list>
      <text:p text:style-name="P17" loext:marker-style-name="T1"><text:span text:style-name="T1">Set START := FRESH.</text:span></text:p>
      <text:p text:style-name="P13" loext:marker-style-name="T1"/>
      <text:list xml:id="list901835663801" text:continue-numbering="true" text:style-name="WWNum1">
        <text:list-item>
          <text:p text:style-name="P14" loext:marker-style-name="T1"><text:span text:style-name="T1">Else [If linked list is present]</text:span></text:p>
        </text:list-item>
      </text:list>
      <text:list text:style-name="WWNum2">
        <text:list-item>
          <text:p text:style-name="P15" loext:marker-style-name="T1"><text:span text:style-name="T1">Set LOC := START.</text:span></text:p>
        </text:list-item>
        <text:list-item>
          <text:p text:style-name="P15" loext:marker-style-name="T1"><text:span text:style-name="T1">Repeat while N[LOC] != NULL.</text:span></text:p>
        </text:list-item>
      </text:list>
      <text:p text:style-name="P18" loext:marker-style-name="T1"><text:span text:style-name="T1">Set LOC := N[LOC].</text:span></text:p>
      <text:p text:style-name="P19" loext:marker-style-name="T1"><text:span text:style-name="T1"><text:tab/><text:tab/>[End of while loop of step (a)]<text:tab/><text:tab/></text:span><text:bookmark text:name="_GoBack"/></text:p>
      <text:list text:continue-numbering="true" text:style-name="WWNum2">
        <text:list-item>
          <text:p text:style-name="P15" loext:marker-style-name="T1"><text:span text:style-name="T1">Set N[LOC] := FRESH.</text:span></text:p>
        </text:list-item>
      </text:list>
      <text:p text:style-name="P17" loext:marker-style-name="T1"><text:span text:style-name="T1">[End of step 4 if structure] </text:span></text:p>
      <text:list text:continue-list="list901835663801" text:style-name="WWNum1">
        <text:list-item>
          <text:p text:style-name="P14" loext:marker-style-name="T1"><text:span text:style-name="T1">Exit.</text:span></text:p>
        </text:list-item>
      </text:list>
      <text:p text:style-name="P13" loext:marker-style-name="T1"/>
      <text:p text:style-name="P10"/>
      <text:p text:style-name="P25">Q3. Deletion in Linked list (deletion first and deletion last).</text:p>
      <text:p text:style-name="P10"/>
      <text:p text:style-name="P19" loext:marker-style-name="T2"><text:span text:style-name="T2">Algorithm On Deletion Of First Node From Linked List.</text:span></text:p>
      <text:p text:style-name="P19" loext:marker-style-name="T1"><text:span text:style-name="T1">DELETE_BEGIN()</text:span></text:p>
      <text:list text:style-name="WWNum11">
        <text:list-item>
          <text:p text:style-name="P22" loext:marker-style-name="T1"><text:span text:style-name="T1">Check if START = NULL, then: [If linked list is absent]</text:span></text:p>
        </text:list-item>
      </text:list>
      <text:p text:style-name="P17" loext:marker-style-name="T1"><text:span text:style-name="T1">Print "THE LIST IS EMPTY.” and return.</text:span></text:p>
      <text:p text:style-name="P13" loext:marker-style-name="T1"><text:soft-page-break/></text:p>
      <text:list xml:id="list902334161317" text:continue-numbering="true" text:style-name="WWNum11">
        <text:list-item>
          <text:p text:style-name="P22" loext:marker-style-name="T1"><text:span text:style-name="T1">Else [If linked list is present]</text:span></text:p>
        </text:list-item>
      </text:list>
      <text:list text:style-name="WWNum12">
        <text:list-item>
          <text:p text:style-name="P2" loext:marker-style-name="T1"><text:span text:style-name="T1">Set LOC := START.</text:span></text:p>
        </text:list-item>
        <text:list-item>
          <text:p text:style-name="P2" loext:marker-style-name="T1"><text:span text:style-name="T1">Set START := N[LOC].</text:span></text:p>
        </text:list-item>
        <text:list-item>
          <text:p text:style-name="P2" loext:marker-style-name="T1"><text:span text:style-name="T1">Free the memory occupied by LOC.</text:span></text:p>
        </text:list-item>
      </text:list>
      <text:p text:style-name="P16" loext:marker-style-name="T1"><text:span text:style-name="T1">[End of step 1 if structure]</text:span></text:p>
      <text:list text:continue-list="list902334161317" text:style-name="WWNum11">
        <text:list-item>
          <text:p text:style-name="P1" loext:marker-style-name="T1"><text:span text:style-name="T1">Exit</text:span></text:p>
        </text:list-item>
      </text:list>
      <text:p text:style-name="P3" loext:marker-style-name="T1"><text:span text:style-name="T1"/></text:p>
      <text:p text:style-name="P19" loext:marker-style-name="T2"><text:span text:style-name="T2">Algorithm On Deletion Of Last Node From Linked List.</text:span></text:p>
      <text:p text:style-name="P19" loext:marker-style-name="T1"><text:span text:style-name="T1">DELETE_LAST()</text:span></text:p>
      <text:list text:style-name="WWNum13">
        <text:list-item>
          <text:p text:style-name="P23" loext:marker-style-name="T1"><text:span text:style-name="T1">Check if START = NULL, then: [If linked list is absent]</text:span></text:p>
        </text:list-item>
      </text:list>
      <text:p text:style-name="P17" loext:marker-style-name="T1"><text:span text:style-name="T1">Print "THE LIST IS EMPTY.” and return.</text:span></text:p>
      <text:p text:style-name="P13" loext:marker-style-name="T1"/>
      <text:list xml:id="list902450041077" text:continue-numbering="true" text:style-name="WWNum13">
        <text:list-item>
          <text:p text:style-name="P4" loext:marker-style-name="T1"><text:span text:style-name="T1">Else [If linked list is present]</text:span></text:p>
        </text:list-item>
      </text:list>
      <text:list text:style-name="WWNum15">
        <text:list-item>
          <text:p text:style-name="P5" loext:marker-style-name="T1"><text:span text:style-name="T1">Set LOC := START.</text:span></text:p>
        </text:list-item>
        <text:list-item>
          <text:p text:style-name="P5" loext:marker-style-name="T1"><text:span text:style-name="T1">Repeat while LOC != NULL.</text:span></text:p>
        </text:list-item>
      </text:list>
      <text:p text:style-name="P18" loext:marker-style-name="T1"><text:span text:style-name="T1">Set PLOC := LOC and LOC := N[LOC].</text:span><text:span text:style-name="T2"> </text:span></text:p>
      <text:p text:style-name="P19" loext:marker-style-name="T1"><text:span text:style-name="T1"><text:tab/><text:tab/>[End of while loop of step (a)]<text:tab/><text:tab/></text:span></text:p>
      <text:list text:continue-numbering="true" text:style-name="WWNum15">
        <text:list-item>
          <text:p text:style-name="P5" loext:marker-style-name="T1"><text:span text:style-name="T1">Set N[PLOC] := NULL.</text:span></text:p>
        </text:list-item>
        <text:list-item>
          <text:p text:style-name="P5" loext:marker-style-name="T1"><text:span text:style-name="T1">Free memory occupied by LOC.</text:span></text:p>
        </text:list-item>
      </text:list>
      <text:p text:style-name="P17" loext:marker-style-name="T1"><text:span text:style-name="T1">[End of step 1 if structure]</text:span></text:p>
      <text:list text:continue-list="list902450041077" text:style-name="WWNum13">
        <text:list-item>
          <text:p text:style-name="P4" loext:marker-style-name="T1"><text:span text:style-name="T1">Exit.</text:span></text:p>
        </text:list-item>
      </text:list>
      <text:p text:style-name="P10"/>
      <text:p text:style-name="P26">Q4. Doubly Linked list (Insertion and Display)</text:p>
      <text:p text:style-name="P31" loext:marker-style-name="T3"/>
      <text:list text:style-name="WW8Num8">
        <text:list-item>
          <text:p text:style-name="P58" loext:marker-style-name="T3"><text:span text:style-name="T3">Allocate memory to a node FRESH.</text:span></text:p>
        </text:list-item>
        <text:list-item>
          <text:p text:style-name="P58" loext:marker-style-name="T3"><text:span text:style-name="T3">Check if FRESH == NULL, then:</text:span></text:p>
        </text:list-item>
      </text:list>
      <text:p text:style-name="P16" loext:marker-style-name="T3"><text:span text:style-name="T3">Print "NO MEMORY RECEIVED" and return.</text:span></text:p>
      <text:p text:style-name="P32" loext:marker-style-name="T3"/>
      <text:list text:continue-numbering="true" text:style-name="WW8Num8">
        <text:list-item>
          <text:p text:style-name="P58" loext:marker-style-name="T3"><text:span text:style-name="T3">Set NAME[FRESH] := DATA_NAME.</text:span></text:p>
        </text:list-item>
      </text:list>
      <text:p text:style-name="P17" loext:marker-style-name="T3"><text:span text:style-name="T3">Set ROLL[FRESH] := DATA_ROLL.</text:span></text:p>
      <text:p text:style-name="P17" loext:marker-style-name="T3"><text:span text:style-name="T3">Set NXT[FRESH] := NULL.</text:span></text:p>
      <text:p text:style-name="P17" loext:marker-style-name="T3"><text:span text:style-name="T3">Set PRV[FRESH] := NULL.</text:span></text:p>
      <text:p text:style-name="P33" loext:marker-style-name="T3"/>
      <text:list text:continue-numbering="true" text:style-name="WW8Num8">
        <text:list-item>
          <text:p text:style-name="P58" loext:marker-style-name="T3"><text:span text:style-name="T3">Check if HEAD = NULL and TAIL = NULL , then: </text:span></text:p>
        </text:list-item>
      </text:list>
      <text:p text:style-name="P20" loext:marker-style-name="T3"><text:span text:style-name="T3">Set HEAD := FRESH and TAIL := FRESH.</text:span></text:p>
      <text:p text:style-name="P33" loext:marker-style-name="T3"/>
      <text:list xml:id="list902268909990" text:continue-numbering="true" text:style-name="WW8Num8">
        <text:list-item>
          <text:p text:style-name="P58" loext:marker-style-name="T3"><text:span text:style-name="T3">Else [If linked list is present]</text:span></text:p>
        </text:list-item>
      </text:list>
      <text:list xml:id="list684181372" text:style-name="WW8Num1">
        <text:list-item>
          <text:p text:style-name="P28" loext:marker-style-name="T3">Set PRV[FRESH] := TAIL. </text:p>
        </text:list-item>
        <text:list-item>
          <text:p text:style-name="P28" loext:marker-style-name="T3">Set NXT[TAIL] := FRESH.</text:p>
        </text:list-item>
        <text:list-item>
          <text:p text:style-name="P28" loext:marker-style-name="T3">Set TAIL := FRESH. </text:p>
        </text:list-item>
      </text:list>
      <text:p text:style-name="P33" loext:marker-style-name="T3">[End of step 4 if structure] </text:p>
      <text:list xml:id="list902507508409" text:continue-list="list902268909990" text:style-name="WW8Num8">
        <text:list-item>
          <text:p text:style-name="P29" loext:marker-style-name="T3">Exit.</text:p>
        </text:list-item>
      </text:list>
      <text:p text:style-name="P33" loext:marker-style-name="T3"/>
      <text:p text:style-name="P110" loext:marker-style-name="T3"><text:span text:style-name="Strong_20_Emphasis">Display Doubly Linked List (Forward) Algorithm:</text:span></text:p>
      <text:list text:style-name="L9">
        <text:list-item>
          <text:p text:style-name="P112" loext:marker-style-name="T3">Initialize a pointer <text:span text:style-name="Source_20_Text">current</text:span> to the <text:span text:style-name="Source_20_Text">HEAD</text:span> of the doubly linked list.</text:p>
        </text:list-item>
        <text:list-item>
          <text:p text:style-name="P112" loext:marker-style-name="T3">Repeat Steps 3 and 4 while <text:span text:style-name="Source_20_Text">current</text:span> is not NULL.</text:p>
        </text:list-item>
        <text:list-item>
          <text:p text:style-name="P112" loext:marker-style-name="T3">Display <text:span text:style-name="Source_20_Text">NAME[current]</text:span> and <text:span text:style-name="Source_20_Text">ROLL[current]</text:span>.</text:p>
        </text:list-item>
        <text:list-item>
          <text:p text:style-name="P112" loext:marker-style-name="T3">Set <text:span text:style-name="Source_20_Text">current</text:span> to <text:span text:style-name="Source_20_Text">NXT[current]</text:span>.</text:p>
        </text:list-item>
        <text:list-item>
          <text:p text:style-name="P111" loext:marker-style-name="T3">Exit.</text:p>
        </text:list-item>
      </text:list>
      <text:p text:style-name="P31" loext:marker-style-name="T3"><text:soft-page-break/></text:p>
      <text:p text:style-name="P26"/>
      <text:p text:style-name="P26">Q5. Circular Linked list (Insertion and Display)</text:p>
      <text:p text:style-name="P31"/>
      <text:list text:style-name="WW8Num5">
        <text:list-item>
          <text:p text:style-name="P63" loext:marker-style-name="T3"><text:span text:style-name="T3">Allocate memory to a node FRESH.</text:span></text:p>
        </text:list-item>
        <text:list-item>
          <text:p text:style-name="P63" loext:marker-style-name="T3"><text:span text:style-name="T3">Check if FRESH == NULL, then:</text:span></text:p>
        </text:list-item>
      </text:list>
      <text:p text:style-name="P16" loext:marker-style-name="T3"><text:span text:style-name="T3">Print "NO MEMORY RECEIVED" and return.</text:span></text:p>
      <text:p text:style-name="P32" loext:marker-style-name="T3"/>
      <text:list text:continue-numbering="true" text:style-name="WW8Num5">
        <text:list-item>
          <text:p text:style-name="P63" loext:marker-style-name="T3"><text:span text:style-name="T3">Set NAME[FRESH] := DATA_NAME.</text:span></text:p>
        </text:list-item>
      </text:list>
      <text:p text:style-name="P17" loext:marker-style-name="T3"><text:span text:style-name="T3">Set ROLL[FRESH] := DATA_ROLL.</text:span></text:p>
      <text:p text:style-name="P17" loext:marker-style-name="T3"><text:span text:style-name="T3">Set N[FRESH] := NULL.</text:span></text:p>
      <text:p text:style-name="P33" loext:marker-style-name="T3"/>
      <text:list text:continue-numbering="true" text:style-name="WW8Num5">
        <text:list-item>
          <text:p text:style-name="P63" loext:marker-style-name="T3"><text:span text:style-name="T3">Check if START = NULL, then: [If linked list is absent]</text:span></text:p>
        </text:list-item>
      </text:list>
      <text:p text:style-name="P17" loext:marker-style-name="T3"><text:span text:style-name="T3">Set N[FRESH] : FRESH and START := FRESH.</text:span></text:p>
      <text:p text:style-name="P33" loext:marker-style-name="T3"/>
      <text:list xml:id="list901987120156" text:continue-numbering="true" text:style-name="WW8Num5">
        <text:list-item>
          <text:p text:style-name="P63" loext:marker-style-name="T3"><text:span text:style-name="T3">Else [If linked list is present]</text:span></text:p>
        </text:list-item>
      </text:list>
      <text:list text:style-name="WW8Num6">
        <text:list-item>
          <text:p text:style-name="P64" loext:marker-style-name="T3"><text:span text:style-name="T3">Set LOC := START.</text:span></text:p>
        </text:list-item>
        <text:list-item>
          <text:p text:style-name="P64" loext:marker-style-name="T3"><text:span text:style-name="T3">Repeat while N[LOC] != START.</text:span></text:p>
        </text:list-item>
      </text:list>
      <text:p text:style-name="P18" loext:marker-style-name="T3"><text:span text:style-name="T3">Set LOC := N[LOC].</text:span></text:p>
      <text:p text:style-name="P19" loext:marker-style-name="T3"><text:span text:style-name="T3"><text:tab/><text:tab/>[End of while loop of step (a)]<text:tab/><text:tab/></text:span></text:p>
      <text:list xml:id="list901652582465" text:continue-numbering="true" text:style-name="WW8Num6">
        <text:list-item>
          <text:p text:style-name="P64" loext:marker-style-name="T3"><text:span text:style-name="T3">Set N[FRESH] := START and N[LOC] := FRESH.</text:span></text:p>
        </text:list-item>
      </text:list>
      <text:p text:style-name="P33" loext:marker-style-name="T3">[End of step 4 if structure] </text:p>
      <text:list xml:id="list901386885602" text:continue-list="list901987120156" text:style-name="WW8Num5">
        <text:list-item>
          <text:p text:style-name="P35" loext:marker-style-name="T3">Exit.</text:p>
        </text:list-item>
      </text:list>
      <text:p text:style-name="P26"/>
      <text:p text:style-name="P26">Q6. Stack using array (push, pop and display)</text:p>
      <text:p text:style-name="P26"/>
      <text:p text:style-name="P19"><text:span text:style-name="T3">PUSH(int ele)</text:span><text:span text:style-name="T9"> </text:span></text:p>
      <text:p text:style-name="P31">The new data to be added in the stack is represented by ‘ele’.</text:p>
      <text:list text:style-name="WW8Num2">
        <text:list-item>
          <text:p text:style-name="P67" loext:marker-style-name="T3"><text:span text:style-name="T3">Check if top = full, then:</text:span></text:p>
        </text:list-item>
      </text:list>
      <text:p text:style-name="P17" loext:marker-style-name="T3"><text:span text:style-name="T3">Print “OVERFLOW ! NO DATA CAN BE INSERTED" and return.</text:span></text:p>
      <text:list text:continue-numbering="true" text:style-name="WW8Num2">
        <text:list-item>
          <text:p text:style-name="P67" loext:marker-style-name="T3"><text:span text:style-name="T3">Else set top := top + 1 and set top[stack] := ele.</text:span></text:p>
        </text:list-item>
      </text:list>
      <text:p text:style-name="P17" loext:marker-style-name="T3"><text:span text:style-name="T3">[End of if structure in step 1] <text:s/></text:span></text:p>
      <text:list xml:id="list901288300459" text:continue-numbering="true" text:style-name="WW8Num2">
        <text:list-item>
          <text:p text:style-name="P67" loext:marker-style-name="T3"><text:span text:style-name="T3">Exit.</text:span></text:p>
        </text:list-item>
      </text:list>
      <text:p text:style-name="P31" loext:marker-style-name="T3">POP()</text:p>
      <text:list text:continue-list="list901652582465" text:style-name="WW8Num6">
        <text:list-item>
          <text:p text:style-name="P64" loext:marker-style-name="T3"><text:span text:style-name="T3">Check if top = -1, then:</text:span></text:p>
        </text:list-item>
      </text:list>
      <text:p text:style-name="P17" loext:marker-style-name="T3"><text:span text:style-name="T3">Print “UNDERFLOW ! NO DATA TO DELETE" and return.</text:span></text:p>
      <text:list text:continue-numbering="true" text:style-name="WW8Num6">
        <text:list-item>
          <text:p text:style-name="P64" loext:marker-style-name="T3"><text:span text:style-name="T3">Else set top := top - 1 </text:span></text:p>
        </text:list-item>
      </text:list>
      <text:p text:style-name="P17" loext:marker-style-name="T3"><text:span text:style-name="T3">[End of if structure in step 1] <text:s/></text:span></text:p>
      <text:list xml:id="list902860110495" text:continue-numbering="true" text:style-name="WW8Num6">
        <text:list-item>
          <text:p text:style-name="P36" loext:marker-style-name="T3">Exit.</text:p>
          <text:p text:style-name="P39" loext:marker-style-name="T3"/>
        </text:list-item>
      </text:list>
      <text:p text:style-name="P31" loext:marker-style-name="T3">Function DisplayStackLinkedList(STACK):<text:line-break/>1. Initialize a pointer (PTR) to the top of the stack and set it to STACK's top node.<text:line-break/>2. If PTR is NULL, exit (the stack is empty).<text:line-break/>3. While PTR is not NULL:<text:line-break/> <text:s text:c="2"/>a. Print the data in the node pointed to by PTR.<text:line-break/> <text:s text:c="2"/>b. Move PTR to the next node in the stack.<text:line-break/>4. Exit.<text:line-break/></text:p>
      <text:p text:style-name="P26"/>
      <text:p text:style-name="P26">Q7. Stack using Linked list (push, pop and display)</text:p>
      <text:p text:style-name="P26"/>
      <text:p text:style-name="P31" loext:marker-style-name="T3"><text:soft-page-break/>PUSH(int ele)</text:p>
      <text:p text:style-name="P31" loext:marker-style-name="T3">Here pointer ‘TOP’ points to the node at top position, i.e. where the insertion is to take place.</text:p>
      <text:p text:style-name="P31" loext:marker-style-name="T3"/>
      <text:list text:style-name="WW8Num4">
        <text:list-item>
          <text:p text:style-name="P69" loext:marker-style-name="T3"><text:span text:style-name="T3">Allocate memory to a node FRESH.</text:span></text:p>
        </text:list-item>
        <text:list-item>
          <text:p text:style-name="P69" loext:marker-style-name="T3"><text:span text:style-name="T3">Check if FRESH = NULL, then:</text:span></text:p>
        </text:list-item>
      </text:list>
      <text:p text:style-name="P21" loext:marker-style-name="T3"><text:span text:style-name="T3">Print "NO MEMORY RECEIVED" and return.</text:span></text:p>
      <text:p text:style-name="P32" loext:marker-style-name="T3"/>
      <text:list text:continue-numbering="true" text:style-name="WW8Num4">
        <text:list-item>
          <text:p text:style-name="P69" loext:marker-style-name="T3"><text:span text:style-name="T3">Set INFO[FRESH] := ITEM.</text:span></text:p>
        </text:list-item>
      </text:list>
      <text:p text:style-name="P21" loext:marker-style-name="T3"><text:span text:style-name="T3">Set N[FRESH] := NULL.</text:span></text:p>
      <text:p text:style-name="P33" loext:marker-style-name="T3"/>
      <text:list text:continue-numbering="true" text:style-name="WW8Num4">
        <text:list-item>
          <text:p text:style-name="P69" loext:marker-style-name="T3"><text:span text:style-name="T3">Check if TOP = NULL, then: [If stack linked list is absent]</text:span></text:p>
        </text:list-item>
      </text:list>
      <text:p text:style-name="P17" loext:marker-style-name="T3"><text:span text:style-name="T3">Set TOP := FRESH.</text:span></text:p>
      <text:p text:style-name="P33" loext:marker-style-name="T3"/>
      <text:list xml:id="list903068054544" text:continue-numbering="true" text:style-name="WW8Num4">
        <text:list-item>
          <text:p text:style-name="P69" loext:marker-style-name="T3"><text:span text:style-name="T3">Else [If stack linked list is present]</text:span></text:p>
        </text:list-item>
      </text:list>
      <text:list text:continue-list="list901386885602" text:style-name="WW8Num5">
        <text:list-item>
          <text:p text:style-name="P63" loext:marker-style-name="T3"><text:span text:style-name="T3">Set LOC := TOP</text:span></text:p>
        </text:list-item>
        <text:list-item>
          <text:p text:style-name="P35" loext:marker-style-name="T3">Set TOP := FRESH.</text:p>
        </text:list-item>
        <text:list-item>
          <text:p text:style-name="P35" loext:marker-style-name="T3">Set N[FRESH] := LOC.</text:p>
        </text:list-item>
      </text:list>
      <text:p text:style-name="P33" loext:marker-style-name="T3">[End of step 4 if structure] </text:p>
      <text:list text:continue-list="list903068054544" text:style-name="WW8Num4">
        <text:list-item>
          <text:p text:style-name="P37" loext:marker-style-name="T3">Exit.</text:p>
        </text:list-item>
        <text:list-item>
          <text:p text:style-name="P37" loext:marker-style-name="T3"/>
        </text:list-item>
      </text:list>
      <text:p text:style-name="P31" loext:marker-style-name="T3">POP()</text:p>
      <text:list text:style-name="WW8Num3">
        <text:list-item>
          <text:p text:style-name="P70" loext:marker-style-name="T3"><text:span text:style-name="T3">Check if TOP = NULL, then: [If stack linked list is absent]</text:span></text:p>
        </text:list-item>
      </text:list>
      <text:p text:style-name="P17" loext:marker-style-name="T3"><text:span text:style-name="T3">Print "UNDERFLOW, THE STACK IS EMPTY.” and return.</text:span></text:p>
      <text:p text:style-name="P33" loext:marker-style-name="T3"/>
      <text:list xml:id="list903045446785" text:continue-numbering="true" text:style-name="WW8Num3">
        <text:list-item>
          <text:p text:style-name="P70" loext:marker-style-name="T3"><text:span text:style-name="T3">Else [If stack linked list is present]</text:span></text:p>
        </text:list-item>
      </text:list>
      <text:list xml:id="list901947906385" text:continue-list="list684181372" text:style-name="WW8Num1">
        <text:list-item>
          <text:p text:style-name="P71" loext:marker-style-name="T3"><text:span text:style-name="T3">Set PTR := TOP.</text:span></text:p>
        </text:list-item>
        <text:list-item>
          <text:p text:style-name="P71" loext:marker-style-name="T3"><text:span text:style-name="T3">Set TOP := N[TOP].</text:span></text:p>
        </text:list-item>
        <text:list-item>
          <text:p text:style-name="P71" loext:marker-style-name="T3"><text:span text:style-name="T3">Free the memory pointed by PTR.</text:span></text:p>
        </text:list-item>
      </text:list>
      <text:p text:style-name="P33" loext:marker-style-name="T3">[End of step 1 if structure] </text:p>
      <text:list text:continue-list="list903045446785" text:style-name="WW8Num3">
        <text:list-item>
          <text:p text:style-name="P38" loext:marker-style-name="T3">Exit.</text:p>
        </text:list-item>
      </text:list>
      <text:p text:style-name="P31" loext:marker-style-name="T3"/>
      <text:p text:style-name="P31" loext:marker-style-name="T3">Function DisplayStackArray(STACK, TOP, MAX_SIZE):<text:line-break/>1. Initialize an index variable (IDX) to 0.<text:line-break/>2. If TOP is -1 (indicating an empty stack), exit.<text:line-break/>3. While IDX is less than or equal to TOP:<text:line-break/> <text:s text:c="2"/>a. Print the element in STACK at index IDX.<text:line-break/> <text:s text:c="2"/>b. Increment IDX by 1.<text:line-break/>4. Exit.<text:line-break/></text:p>
      <text:p text:style-name="P26"/>
      <text:p text:style-name="P26">Q8. Queue using array (Insert, Delete and Display)</text:p>
      <text:p text:style-name="P26"/>
      <text:p text:style-name="P40">INSERT_IN_QUEUE(int ele)</text:p>
      <text:p text:style-name="P40">Here the name of the array is “queue”, with 10 elements. Value of full is set to 10 and the starting position of the “queue” is 0. Initially “front” and “rear” is set to -1.</text:p>
      <text:p text:style-name="P74" loext:marker-style-name="T4"><text:span text:style-name="T5">1. </text:span><text:span text:style-name="T4">Check if rear = full, then:</text:span></text:p>
      <text:p text:style-name="P73" loext:marker-style-name="T4"><text:span text:style-name="T4">Print "OVERFLOW ! NO DATA CAN BE INSERTED " and return.</text:span></text:p>
      <text:p text:style-name="P74" loext:marker-style-name="T4"><text:span text:style-name="T5">2. </text:span><text:span text:style-name="T4">Else Check if rear = -1, then:</text:span></text:p>
      <text:p text:style-name="P73" loext:marker-style-name="T4"><text:span text:style-name="T4">Set front := 0 and rear := 0 and goto step 4.</text:span></text:p>
      <text:p text:style-name="P74" loext:marker-style-name="T4"><text:span text:style-name="T5">3. </text:span><text:span text:style-name="T4">Else</text:span></text:p>
      <text:p text:style-name="P73" loext:marker-style-name="T4"><text:soft-page-break/><text:span text:style-name="T4">Set rear := rear + 1 goto step 4.</text:span></text:p>
      <text:p text:style-name="P73" loext:marker-style-name="T4"><text:span text:style-name="T4">[End of if structure of step 1]</text:span></text:p>
      <text:p text:style-name="P74" loext:marker-style-name="T4"><text:span text:style-name="T5">4. </text:span><text:span text:style-name="T4">Set rear[queue] := ele.</text:span></text:p>
      <text:p text:style-name="P40" loext:marker-style-name="T4"><text:span text:style-name="T11">5. </text:span><text:span text:style-name="T4">Exit.</text:span></text:p>
      <text:p text:style-name="P26"/>
      <text:p text:style-name="P74" loext:marker-style-name="T4"><text:span text:style-name="T4">DELETE_FROM_QUEUE()</text:span></text:p>
      <text:list text:style-name="WW8Num12">
        <text:list-item>
          <text:p text:style-name="P78" loext:marker-style-name="T4"><text:span text:style-name="T4">Check if front = -1,then:</text:span></text:p>
        </text:list-item>
      </text:list>
      <text:p text:style-name="P73" loext:marker-style-name="T4"><text:span text:style-name="T4">Printf "UNDERFLOW ! EMPTY QUEUE" and return.</text:span></text:p>
      <text:list xml:id="list901608996026" text:continue-numbering="true" text:style-name="WW8Num12">
        <text:list-item>
          <text:p text:style-name="P78" loext:marker-style-name="T4"><text:span text:style-name="T4">Else</text:span></text:p>
        </text:list-item>
      </text:list>
      <text:list text:style-name="WW8Num11">
        <text:list-item>
          <text:p text:style-name="P80" loext:marker-style-name="T4"><text:span text:style-name="T4">Check if front = rear,then:</text:span></text:p>
        </text:list-item>
      </text:list>
      <text:p text:style-name="P75" loext:marker-style-name="T4"><text:span text:style-name="T4">Set front = -1 and rear = -1.</text:span></text:p>
      <text:list text:continue-numbering="true" text:style-name="WW8Num11">
        <text:list-item>
          <text:p text:style-name="P80" loext:marker-style-name="T4"><text:span text:style-name="T4">Else</text:span></text:p>
        </text:list-item>
      </text:list>
      <text:p text:style-name="P74" loext:marker-style-name="T4"><text:span text:style-name="T4"><text:tab/><text:tab/> <text:s text:c="2"/>Set front++.</text:span></text:p>
      <text:p text:style-name="P41" loext:marker-style-name="T4"><text:tab/>[End of if structure of step a]</text:p>
      <text:p text:style-name="P41" loext:marker-style-name="T4">[End of if structure of step 1]</text:p>
      <text:list xml:id="list901633873920" text:continue-list="list901608996026" text:style-name="WW8Num12">
        <text:list-item>
          <text:p text:style-name="P43" loext:marker-style-name="T4">Exit.</text:p>
          <text:p text:style-name="P43" loext:marker-style-name="T4"/>
          <text:p text:style-name="P43" loext:marker-style-name="T4">Function DisplayQueueArray(QUEUE, FRONT, REAR, MAX_SIZE):<text:line-break/>1. Initialize an index variable (IDX) to FRONT.<text:line-break/>2. If FRONT is -1 (indicating an empty queue), exit.<text:line-break/>3. While IDX is less than or equal to REAR:<text:line-break/> <text:s text:c="2"/>a. Print the element in QUEUE at index IDX.<text:line-break/> <text:s text:c="2"/>b. Increment IDX by 1, wrapping around if necessary (e.g., to 0 if it reaches the end of the array).<text:line-break/>4. Exit.<text:line-break/></text:p>
        </text:list-item>
      </text:list>
      <text:p text:style-name="P26">Q9. Queue using Linked list (Insert, Delete and Display)</text:p>
      <text:p text:style-name="P26"/>
      <text:p text:style-name="P74" loext:marker-style-name="T4"><text:span text:style-name="T3">INSERTION(int ele)</text:span></text:p>
      <text:p text:style-name="P48" loext:marker-style-name="T4">Here pointer ‘FRONT’ points to the node at first position and “REAR” points to last node of the queue.</text:p>
      <text:list text:style-name="WW8Num7">
        <text:list-item>
          <text:p text:style-name="P81" loext:marker-style-name="T3"><text:span text:style-name="T3">Allocate memory to a node FRESH.</text:span></text:p>
        </text:list-item>
        <text:list-item>
          <text:p text:style-name="P81" loext:marker-style-name="T3"><text:span text:style-name="T3">Check if FRESH = NULL, then:</text:span></text:p>
        </text:list-item>
      </text:list>
      <text:p text:style-name="P76" loext:marker-style-name="T3"><text:span text:style-name="T3">Print "NO MEMORY RECEIVED" and return.</text:span></text:p>
      <text:list text:continue-numbering="true" text:style-name="WW8Num7">
        <text:list-item>
          <text:p text:style-name="P81" loext:marker-style-name="T3"><text:span text:style-name="T3">Set INFO[FRESH] := ITEM.</text:span></text:p>
        </text:list-item>
      </text:list>
      <text:p text:style-name="P76" loext:marker-style-name="T3"><text:span text:style-name="T3">Set N[FRESH] := NULL.</text:span></text:p>
      <text:list text:continue-numbering="true" text:style-name="WW8Num7">
        <text:list-item>
          <text:p text:style-name="P81" loext:marker-style-name="T3"><text:span text:style-name="T3">Check if FRONT = NULL, then: [If queue linked list is absent]</text:span></text:p>
        </text:list-item>
      </text:list>
      <text:p text:style-name="P77" loext:marker-style-name="T3"><text:span text:style-name="T3">Set FRONT := FRESH and </text:span><text:span text:style-name="T4">REAR := FRESH</text:span><text:span text:style-name="T3">.</text:span></text:p>
      <text:list text:continue-numbering="true" text:style-name="WW8Num7">
        <text:list-item>
          <text:p text:style-name="P81" loext:marker-style-name="T4"><text:span text:style-name="T3">Else [If queue linked list is present]</text:span></text:p>
        </text:list-item>
      </text:list>
      <text:p text:style-name="P77" loext:marker-style-name="T4"><text:span text:style-name="T4">Set N[REAR] := FRESH and REAR := FRESH.</text:span></text:p>
      <text:list xml:id="list902631771310" text:continue-numbering="true" text:style-name="WW8Num7">
        <text:list-item>
          <text:p text:style-name="P44" loext:marker-style-name="T4">Exit.</text:p>
        </text:list-item>
      </text:list>
      <text:p text:style-name="P40" loext:marker-style-name="T4"><text:span text:style-name="T3"/></text:p>
      <text:p text:style-name="P74" loext:marker-style-name="T4"><text:span text:style-name="T4">DELETE_FROM_QUEUE()</text:span></text:p>
      <text:list text:continue-list="list901288300459" text:style-name="WW8Num2">
        <text:list-header>
          <text:p text:style-name="P68" loext:marker-style-name="T4"><text:span text:style-name="T5">1. </text:span>Check if FRONT = NULL, then:</text:p>
        </text:list-header>
      </text:list>
      <text:p text:style-name="P73" loext:marker-style-name="T4"><text:span text:style-name="T4">Print "UNDERFLOW ! NO DATA PRESENT IN QUEUE" and return.</text:span></text:p>
      <text:list xml:id="list901413016021" text:continue-numbering="true" text:style-name="WW8Num2">
        <text:list-header>
          <text:p text:style-name="P68" loext:marker-style-name="T4"><text:span text:style-name="T5">2. </text:span><text:span text:style-name="T4">Else</text:span></text:p>
        </text:list-header>
      </text:list>
      <text:list xml:id="list901239346759" text:continue-list="list902860110495" text:style-name="WW8Num6">
        <text:list-item>
          <text:p text:style-name="P65" loext:marker-style-name="T4"><text:span text:style-name="T4">Set PTR := FRONT.</text:span></text:p>
        </text:list-item>
        <text:list-item>
          <text:p text:style-name="P65" loext:marker-style-name="T4"><text:span text:style-name="T4">Set FRONT := N[FRONT];</text:span></text:p>
        </text:list-item>
        <text:list-item>
          <text:p text:style-name="P65" loext:marker-style-name="T4"><text:span text:style-name="T4">free the memory pointed by PTR.</text:span></text:p>
        </text:list-item>
      </text:list>
      <text:list text:continue-list="list901413016021" text:style-name="WW8Num2">
        <text:list-header>
          <text:p text:style-name="P45" loext:marker-style-name="T4"><text:span text:style-name="T11">3. </text:span>Exit.</text:p>
        </text:list-header>
      </text:list>
      <text:p text:style-name="P40" loext:marker-style-name="T4"/>
      <text:p text:style-name="P40" loext:marker-style-name="T4"/>
      <text:p text:style-name="P40" loext:marker-style-name="T4"><text:soft-page-break/></text:p>
      <text:p text:style-name="P40" loext:marker-style-name="T4">Function DisplayQueueLinkedList(QUEUE):<text:line-break/>1. Initialize a pointer (FRONT_PTR) to the front of the queue and set it to QUEUE's front node.<text:line-break/>2. If FRONT_PTR is NULL, exit (the queue is empty).<text:line-break/>3. While FRONT_PTR is not NULL:<text:line-break/> <text:s text:c="2"/>a. Print the data in the node pointed to by FRONT_PTR.<text:line-break/> <text:s text:c="2"/>b. Move FRONT_PTR to the next node in the queue.<text:line-break/>4. Exit.</text:p>
      <text:p text:style-name="P26"/>
      <text:p text:style-name="P26">Q10. Circular Queue (Insert, Delete and Display)</text:p>
      <text:p text:style-name="P26"/>
      <text:p text:style-name="P40" loext:marker-style-name="T4">INITIALIZE_QUEUE()</text:p>
      <text:list text:style-name="WW8Num15">
        <text:list-item>
          <text:p text:style-name="P83" loext:marker-style-name="T4"><text:span text:style-name="T4">Repeat for i=0 to MAX:</text:span></text:p>
        </text:list-item>
      </text:list>
      <text:p text:style-name="P73" loext:marker-style-name="T4"><text:span text:style-name="T4">Set arr[i] := 0.</text:span></text:p>
      <text:p text:style-name="P40" loext:marker-style-name="T4"><text:span text:style-name="T12"><text:s text:c="3"/></text:span>[End of for loop of step 1] </text:p>
      <text:list xml:id="list902957317275" text:continue-numbering="true" text:style-name="WW8Num15">
        <text:list-item>
          <text:p text:style-name="P47" loext:marker-style-name="T4">Exit.</text:p>
        </text:list-item>
      </text:list>
      <text:p text:style-name="P40" loext:marker-style-name="T4"/>
      <text:p text:style-name="P40" loext:marker-style-name="T4">ADD_ELEMENT(front, rear, ele)</text:p>
      <text:list text:style-name="WW8Num9">
        <text:list-item>
          <text:p text:style-name="P62" loext:marker-style-name="T4"><text:span text:style-name="T4">Check if((rear=MAX-1 and front=0) or (rear+1=front)), then:</text:span></text:p>
        </text:list-item>
      </text:list>
      <text:p text:style-name="P73" loext:marker-style-name="T4"><text:span text:style-name="T4">Print "OVERFLOW ! QUEUE IS FULL" and return.</text:span></text:p>
      <text:p text:style-name="P40" loext:marker-style-name="T4"><text:span text:style-name="T12"><text:s text:c="5"/></text:span>[End of if structure of step 1]</text:p>
      <text:list xml:id="list903232946788" text:continue-numbering="true" text:style-name="WW8Num9">
        <text:list-item>
          <text:p text:style-name="P62" loext:marker-style-name="T4"><text:span text:style-name="T4">Check if rear=MAX-1, then:</text:span></text:p>
        </text:list-item>
      </text:list>
      <text:list xml:id="list557394823" text:style-name="WW8Num14">
        <text:list-item>
          <text:p text:style-name="P85" loext:marker-style-name="T4"><text:span text:style-name="T4">Set rear := 0.</text:span></text:p>
        </text:list-item>
      </text:list>
      <text:list xml:id="list901432314566" text:continue-list="list903232946788" text:style-name="WW8Num9">
        <text:list-item>
          <text:p text:style-name="P62" loext:marker-style-name="T4"><text:span text:style-name="T4">Else if rear != MAX-1, then:</text:span></text:p>
        </text:list-item>
      </text:list>
      <text:list text:continue-list="list557394823" text:style-name="WW8Num14">
        <text:list-item>
          <text:p text:style-name="P85" loext:marker-style-name="T4"><text:span text:style-name="T4">Check if rear=-1, then: set rear := 0 and front := 0.</text:span></text:p>
        </text:list-item>
        <text:list-item>
          <text:p text:style-name="P85" loext:marker-style-name="T4"><text:span text:style-name="T4">Else set rear := rear + 1.</text:span></text:p>
        </text:list-item>
      </text:list>
      <text:p text:style-name="P42" loext:marker-style-name="T4"><text:span text:style-name="T12"><text:s text:c="4"/></text:span>[End of if structure of step b]</text:p>
      <text:p text:style-name="P40" loext:marker-style-name="T4"><text:span text:style-name="T12"><text:s text:c="4"/></text:span>[End of if structure of step 2]</text:p>
      <text:list text:continue-list="list901432314566" text:style-name="WW8Num9">
        <text:list-item>
          <text:p text:style-name="P62" loext:marker-style-name="T4"><text:span text:style-name="T4">Set rear[arr] := ele.</text:span></text:p>
        </text:list-item>
        <text:list-item>
          <text:p text:style-name="P46" loext:marker-style-name="T4">Exit.</text:p>
        </text:list-item>
      </text:list>
      <text:p text:style-name="P40" loext:marker-style-name="T4"/>
      <text:p text:style-name="P74" loext:marker-style-name="T4"><text:span text:style-name="T4">DELETE_ELEMENT(front, rear)</text:span></text:p>
      <text:list text:style-name="WW8Num10">
        <text:list-item>
          <text:p text:style-name="P86" loext:marker-style-name="T4"><text:span text:style-name="T4">Check if front = -1, then:</text:span></text:p>
        </text:list-item>
      </text:list>
      <text:p text:style-name="P73" loext:marker-style-name="T4"><text:span text:style-name="T4">Print "UNDERFLOW ! QUEUE IS EMPTY" and return.</text:span></text:p>
      <text:p text:style-name="P40" loext:marker-style-name="T4"><text:span text:style-name="T12"><text:s text:c="2"/></text:span>[End of if structure of step 1]</text:p>
      <text:list xml:id="list902623881501" text:continue-numbering="true" text:style-name="WW8Num10">
        <text:list-item>
          <text:p text:style-name="P86" loext:marker-style-name="T4"><text:span text:style-name="T4">Check if front = rear, then: set front := -1 and rear := -1.</text:span></text:p>
        </text:list-item>
        <text:list-item>
          <text:p text:style-name="P86" loext:marker-style-name="T4"><text:span text:style-name="T4">Else if front != rear, then:</text:span></text:p>
        </text:list-item>
      </text:list>
      <text:list xml:id="list901368511436" text:continue-list="list902507508409" text:style-name="WW8Num8">
        <text:list-item>
          <text:p text:style-name="P59" loext:marker-style-name="T4"><text:span text:style-name="T4">Check if front = MAX-1, then: set front := 0.</text:span></text:p>
        </text:list-item>
        <text:list-item>
          <text:p text:style-name="P59" loext:marker-style-name="T4"><text:span text:style-name="T4">Else set front = front + 1.</text:span></text:p>
        </text:list-item>
      </text:list>
      <text:p text:style-name="P74" loext:marker-style-name="T4"><text:span text:style-name="T4"><text:tab/>[End of if structure of step a]</text:span></text:p>
      <text:p text:style-name="P40" loext:marker-style-name="T4"><text:span text:style-name="T12"><text:s/></text:span>[End of if structure of step 2]</text:p>
      <text:p text:style-name="P40" loext:marker-style-name="T4"/>
      <text:p text:style-name="P40" loext:marker-style-name="T4">Function DisplayCircularQueueArray(CQUEUE, FRONT, REAR, MAX_SIZE):<text:line-break/>1. If FRONT is -1 (indicating an empty circular queue), exit.<text:line-break/>2. Initialize an index variable (IDX) to FRONT.<text:line-break/>3. While True:<text:line-break/> <text:s text:c="2"/>a. Print the element in CQUEUE at index IDX.<text:line-break/> <text:s text:c="2"/>b. Increment IDX by 1, wrapping around to 0 if it reaches the end of the array.<text:line-break/> <text:s text:c="2"/>c. If IDX is equal to (REAR + 1) modulo MAX_SIZE (indicating <text:soft-page-break/>we've come back to the starting point), break the loop. 4. Exit.<text:line-break/></text:p>
      <text:p text:style-name="P26"/>
      <text:p text:style-name="P27">Q11. Infix, prefix, postfix</text:p>
      <text:p text:style-name="P27"><text:span text:style-name="T13"/></text:p>
      <text:p text:style-name="P27"><text:span text:style-name="T13">Function EvaluateInfixExpression(INFIX):<text:line-break/>1. Initialize an empty stack for operators (OPERATOR_STACK).<text:line-break/>2. Initialize an empty stack for operands (OPERAND_STACK).<text:line-break/>3. Iterate through each symbol in the INFIX expression from left to right:<text:line-break/> <text:s text:c="2"/>a. If the symbol is an operand, push it onto OPERAND_STACK.<text:line-break/> <text:s text:c="2"/>b. If the symbol is an open parenthesis '(', push it onto OPERATOR_STACK.<text:line-break/> <text:s text:c="2"/>c. If the symbol is a closing parenthesis ')':<text:line-break/> <text:s text:c="5"/>i. Pop operators from OPERATOR_STACK and apply them to operands from OPERAND_STACK until an open parenthesis is encountered.<text:line-break/> <text:s text:c="5"/>ii. Discard the open parenthesis.<text:line-break/> <text:s text:c="2"/>d. If the symbol is an operator:<text:line-break/> <text:s text:c="5"/>i. While the top of OPERATOR_STACK has higher or equal precedence and is left-associative, pop the operator and apply it to the operands from OPERAND_STACK.<text:line-break/> <text:s text:c="5"/>ii. Push the current operator onto OPERATOR_STACK.<text:line-break/>4. After processing all symbols, pop and apply any remaining operators on the stacks until both stacks are empty.<text:line-break/>5. The result is the value remaining on OPERAND_STACK, which is the final result of the expression.<text:line-break/>6. Exit.</text:span></text:p>
      <text:p text:style-name="P90">Function EvaluatePrefixExpression(PREFIX):<text:line-break/>1. Initialize an empty stack (OPERAND_STACK).<text:line-break/>2. Reverse the PREFIX expression and iterate through it from left to right:<text:line-break/> <text:s text:c="2"/>a. If the symbol is an operand, push it onto OPERAND_STACK.<text:line-break/> <text:s text:c="2"/>b. If the symbol is an operator:<text:line-break/> <text:s text:c="5"/>i. Pop the top two operands from OPERAND_STACK.<text:line-break/> <text:s text:c="5"/>ii. Apply the operator to these operands.<text:line-break/> <text:s text:c="5"/>iii. Push the result back onto OPERAND_STACK.<text:line-break/>3. The result is the value remaining on OPERAND_STACK, which is the final result of the expression.<text:line-break/>4. Exit.<text:line-break/></text:p>
      <text:p text:style-name="P90">Function EvaluatePostfixExpression(POSTFIX):<text:line-break/>1. Initialize an empty stack (OPERAND_STACK).<text:line-break/>2. Iterate through each symbol in the POSTFIX expression from left to right:<text:line-break/> <text:s text:c="2"/>a. If the symbol is an operand, push it onto OPERAND_STACK.<text:line-break/> <text:s text:c="2"/>b. If the symbol is an operator:<text:line-break/> <text:s text:c="5"/>i. Pop the top two operands from OPERAND_STACK.<text:line-break/> <text:s text:c="5"/>ii. Apply the operator to these operands.<text:line-break/> <text:s text:c="5"/>iii. Push the result back onto OPERAND_STACK.<text:line-break/>3. The result is the value remaining on OPERAND_STACK, which is the final result of the expression.<text:line-break/>4. Exit.<text:line-break/></text:p>
      <text:p text:style-name="P89"/>
      <text:p text:style-name="P89"><text:soft-page-break/><text:line-break/></text:p>
      <text:p text:style-name="P26"/>
      <text:p text:style-name="P26"/>
      <text:p text:style-name="P26">Q12. Sparse matrix (using array and linked list)</text:p>
      <text:p text:style-name="P26"/>
      <text:p text:style-name="P88">A sparse matrix is a mathematical or computational matrix in which most of the elements are zero. In contrast to a dense matrix, which has a significant number of non-zero elements, a sparse matrix is characterized by its large number of zero elements relative to its total size. </text:p>
      <text:p text:style-name="P88"/>
      <text:p text:style-name="P106"><text:span text:style-name="Strong_20_Emphasis">Algorithm for Handling Sparse Matrix</text:span></text:p>
      <text:list text:style-name="L5">
        <text:list-item>
          <text:p text:style-name="P105">Define a structure <text:span text:style-name="Source_20_Text">sparse</text:span> with fields for row, column, and element values.</text:p>
        </text:list-item>
        <text:list-item>
          <text:p text:style-name="P105">Create an array <text:span text:style-name="Source_20_Text">s</text:span> of the <text:span text:style-name="Source_20_Text">sparse</text:span> structure to store the sparse matrix.</text:p>
        </text:list-item>
        <text:list-item>
          <text:p text:style-name="P105">Initialize variables <text:span text:style-name="Source_20_Text">tot_ele</text:span>, <text:span text:style-name="Source_20_Text">tot_row</text:span>, <text:span text:style-name="Source_20_Text">tot_col</text:span>, <text:span text:style-name="Source_20_Text">ptr</text:span>, <text:span text:style-name="Source_20_Text">i</text:span>, <text:span text:style-name="Source_20_Text">j</text:span>, <text:span text:style-name="Source_20_Text">k</text:span>, <text:span text:style-name="Source_20_Text">flag</text:span>, and <text:span text:style-name="Source_20_Text">data</text:span>.</text:p>
        </text:list-item>
        <text:list-item>
          <text:p text:style-name="P105">Clear the screen using <text:span text:style-name="Source_20_Text">clrscr()</text:span>.</text:p>
        </text:list-item>
        <text:list-item>
          <text:p text:style-name="P105">Prompt the user for the total number of rows and columns in the matrix and store them in <text:span text:style-name="Source_20_Text">tot_row</text:span> and <text:span text:style-name="Source_20_Text">tot_col</text:span>.</text:p>
        </text:list-item>
        <text:list-item>
          <text:p text:style-name="P105">Initialize <text:span text:style-name="Source_20_Text">s[0].row</text:span> and <text:span text:style-name="Source_20_Text">s[0].col</text:span> with the total rows and columns.</text:p>
        </text:list-item>
        <text:list-item>
          <text:p text:style-name="P105">Iterate through each row and column of the matrix: a. Prompt the user to input an element (<text:span text:style-name="Source_20_Text">data</text:span>) at the current row and column. b. If <text:span text:style-name="Source_20_Text">data</text:span> is not equal to zero, update the <text:span text:style-name="Source_20_Text">s</text:span> array with the <text:span text:style-name="Source_20_Text">row</text:span>, <text:span text:style-name="Source_20_Text">col</text:span>, and <text:span text:style-name="Source_20_Text">ele</text:span> values. c. Increment <text:span text:style-name="Source_20_Text">ptr</text:span> and <text:span text:style-name="Source_20_Text">tot_ele</text:span>.</text:p>
        </text:list-item>
        <text:list-item>
          <text:p text:style-name="P105">Update <text:span text:style-name="Source_20_Text">s[0].ele</text:span> with the total number of non-zero elements.</text:p>
        </text:list-item>
        <text:list-item>
          <text:p text:style-name="P105">Display the non-zero elements with their row, column, and data.</text:p>
        </text:list-item>
        <text:list-item>
          <text:p text:style-name="P105">Reset <text:span text:style-name="Source_20_Text">ptr</text:span> to 1.</text:p>
        </text:list-item>
        <text:list-item>
          <text:p text:style-name="P105">Display the original matrix: a. Iterate through each row and column. b. If the current <text:span text:style-name="Source_20_Text">s[ptr]</text:span> row and column match the current indices, print the element (<text:span text:style-name="Source_20_Text">ele</text:span>). c. If there's no match, print "0".</text:p>
        </text:list-item>
        <text:list-item>
          <text:p text:style-name="P104">End the program.</text:p>
        </text:list-item>
      </text:list>
      <text:p text:style-name="P26"/>
      <text:p text:style-name="P26">Q13. Polynomial</text:p>
      <text:p text:style-name="P26"/>
      <text:p text:style-name="P109"><text:span text:style-name="Strong_20_Emphasis">Algorithm for Adding Two Polynomials</text:span></text:p>
      <text:list text:style-name="L6">
        <text:list-item>
          <text:p text:style-name="P108">Define a structure <text:span text:style-name="Source_20_Text">TERM</text:span> with fields for coefficient (<text:span text:style-name="Source_20_Text">COE</text:span>) and exponent (<text:span text:style-name="Source_20_Text">EXP</text:span>).</text:p>
        </text:list-item>
        <text:list-item>
          <text:p text:style-name="P108">Declare three arrays of type <text:span text:style-name="Source_20_Text">TERM</text:span>: <text:span text:style-name="Source_20_Text">EXP1</text:span> for the first polynomial, <text:span text:style-name="Source_20_Text">EXP2</text:span> for the second polynomial, and <text:span text:style-name="Source_20_Text">ADD_EXP</text:span> for the addition result.</text:p>
        </text:list-item>
        <text:list-item>
          <text:p text:style-name="P108">Declare variables <text:span text:style-name="Source_20_Text">fc</text:span> (for the first polynomial count), <text:span text:style-name="Source_20_Text">sc</text:span> (for the second polynomial count), and <text:span text:style-name="Source_20_Text">ac</text:span> (for the addition count).</text:p>
        </text:list-item>
        <text:list-item>
          <text:p text:style-name="P108">Create functions for inputting and displaying the first polynomial, inputting and displaying the second polynomial, adding the two polynomials, and displaying the addition result.</text:p>
        </text:list-item>
        <text:list-item>
          <text:p text:style-name="P108">Initialize the <text:span text:style-name="Source_20_Text">fc</text:span>, <text:span text:style-name="Source_20_Text">sc</text:span>, and <text:span text:style-name="Source_20_Text">ac</text:span> variables.</text:p>
        </text:list-item>
        <text:list-item>
          <text:p text:style-name="P108">Implement the <text:span text:style-name="Source_20_Text">INPUT_FIRST_EXPRESSION</text:span> function to input the first polynomial terms, storing them in the <text:span text:style-name="Source_20_Text">EXP1</text:span> array.</text:p>
        </text:list-item>
        <text:list-item>
          <text:p text:style-name="P108">Implement the <text:span text:style-name="Source_20_Text">DISPLAY_FIRST_EXPRESSION</text:span> function to display the first polynomial.</text:p>
        </text:list-item>
        <text:list-item>
          <text:p text:style-name="P108"><text:soft-page-break/>Implement the <text:span text:style-name="Source_20_Text">INPUT_SECOND_EXPRESSION</text:span> function to input the second polynomial terms, storing them in the <text:span text:style-name="Source_20_Text">EXP2</text:span> array.</text:p>
        </text:list-item>
        <text:list-item>
          <text:p text:style-name="P108">Implement the <text:span text:style-name="Source_20_Text">DISPLAY_SECOND_EXPRESSION</text:span> function to display the second polynomial.</text:p>
        </text:list-item>
        <text:list-item>
          <text:p text:style-name="P108">Implement the <text:span text:style-name="Source_20_Text">ADD_POLYNOMIALS</text:span> function to add the two polynomials and store the result in the <text:span text:style-name="Source_20_Text">ADD_EXP</text:span> array.</text:p>
        </text:list-item>
        <text:list-item>
          <text:p text:style-name="P108">Implement the <text:span text:style-name="Source_20_Text">DISPLAY_ADDED_EXPRESSION</text:span> function to display the addition result.</text:p>
        </text:list-item>
        <text:list-item>
          <text:p text:style-name="P108">In the <text:span text:style-name="Source_20_Text">main</text:span> function, clear the screen using <text:span text:style-name="Source_20_Text">clrscr()</text:span>.</text:p>
        </text:list-item>
        <text:list-item>
          <text:p text:style-name="P108">Call the functions to input, display, and add the polynomials.</text:p>
        </text:list-item>
        <text:list-item>
          <text:p text:style-name="P108">Display the addition result.</text:p>
        </text:list-item>
        <text:list-item>
          <text:p text:style-name="P107">Use <text:span text:style-name="Source_20_Text">getch()</text:span> to wait for a key press before exiting the program.</text:p>
        </text:list-item>
      </text:list>
      <text:p text:style-name="P26">Q14. Tree (Insertion)</text:p>
      <text:p text:style-name="P97" loext:marker-style-name="T3"><text:span text:style-name="T3">loc’ is a pointer which points to node to be processed. ‘par’ is pointer which points to parent of ‘loc’. ‘item’ contains the information value of the leaf node to be deleted. </text:span></text:p>
      <text:p text:style-name="P55" loext:marker-style-name="T3"/>
      <text:p text:style-name="P49" loext:marker-style-name="T3">CREATE_TREE(BINARY_S_TREE *loc, int data)</text:p>
      <text:list text:continue-list="list902631771310" text:style-name="WW8Num7">
        <text:list-item>
          <text:p text:style-name="P82" loext:marker-style-name="T3"><text:span text:style-name="T6"><text:s/></text:span><text:span text:style-name="T3">Check if data == info[loc], then:</text:span></text:p>
        </text:list-item>
      </text:list>
      <text:p text:style-name="P91" loext:marker-style-name="T3"><text:span text:style-name="T6"><text:s/></text:span><text:span text:style-name="T3">Print "DUPLICATE VALUE" and return.</text:span></text:p>
      <text:p text:style-name="P50" loext:marker-style-name="T3"/>
      <text:list text:continue-numbering="true" text:style-name="WW8Num7">
        <text:list-item>
          <text:p text:style-name="P82" loext:marker-style-name="T3"><text:span text:style-name="T6"><text:s/></text:span><text:span text:style-name="T3">Else check if data &lt; info[loc], then:</text:span></text:p>
        </text:list-item>
      </text:list>
      <text:list text:continue-list="list902957317275" text:style-name="WW8Num15">
        <text:list-item>
          <text:p text:style-name="P84" loext:marker-style-name="T3"><text:span text:style-name="T3">If left[loc] != NULL, then:</text:span></text:p>
        </text:list-item>
      </text:list>
      <text:p text:style-name="P92" loext:marker-style-name="T3"><text:span text:style-name="T3"><text:tab/><text:tab/><text:tab/>Call CREATE_TREE (left[loc], data).</text:span></text:p>
      <text:p text:style-name="P49" loext:marker-style-name="T3"/>
      <text:list text:continue-numbering="true" text:style-name="WW8Num15">
        <text:list-item>
          <text:p text:style-name="P84" loext:marker-style-name="T3"><text:span text:style-name="T3">Else </text:span></text:p>
        </text:list-item>
      </text:list>
      <text:p text:style-name="P93" loext:marker-style-name="T3"><text:span text:style-name="T3">Print "INSERTING TO LEFT".</text:span></text:p>
      <text:p text:style-name="P92" loext:marker-style-name="T3"><text:span text:style-name="T3"><text:tab/><text:tab/><text:tab/>Allocate memory to a node named FRESH.</text:span></text:p>
      <text:p text:style-name="P92" loext:marker-style-name="T3"><text:span text:style-name="T3"><text:tab/><text:tab/><text:tab/>Set info[FRESH] := data. </text:span></text:p>
      <text:p text:style-name="P94" loext:marker-style-name="T3"><text:span text:style-name="T3">Set left[FRESH] := NULL.</text:span></text:p>
      <text:p text:style-name="P94" loext:marker-style-name="T3"><text:span text:style-name="T3">Set right[FRESH] := NULL.</text:span></text:p>
      <text:p text:style-name="P92" loext:marker-style-name="T3"><text:span text:style-name="T3"><text:tab/><text:tab/><text:tab/>set left[loc] := FRESH.</text:span></text:p>
      <text:p text:style-name="P49" loext:marker-style-name="T3"/>
      <text:p text:style-name="P92" loext:marker-style-name="T3"><text:span text:style-name="T6"><text:s text:c="2"/></text:span><text:span text:style-name="T3">3.<text:tab/>Else check if data &gt; info[loc], then:</text:span></text:p>
      <text:list text:continue-numbering="true" text:style-name="WW8Num15">
        <text:list-item>
          <text:p text:style-name="P84" loext:marker-style-name="T3"><text:span text:style-name="T3">If right[loc] != NULL, then:</text:span></text:p>
        </text:list-item>
      </text:list>
      <text:p text:style-name="P92" loext:marker-style-name="T3"><text:span text:style-name="T3"><text:tab/><text:tab/><text:tab/>Call CREATE_TREE (right[loc], data).</text:span></text:p>
      <text:p text:style-name="P49" loext:marker-style-name="T3"/>
      <text:list text:continue-numbering="true" text:style-name="WW8Num15">
        <text:list-item>
          <text:p text:style-name="P84" loext:marker-style-name="T3"><text:span text:style-name="T3">Else </text:span></text:p>
        </text:list-item>
      </text:list>
      <text:p text:style-name="P93" loext:marker-style-name="T3"><text:span text:style-name="T3">Print "INSERTING TO RIGHT".</text:span></text:p>
      <text:p text:style-name="P92" loext:marker-style-name="T3"><text:span text:style-name="T3"><text:tab/><text:tab/><text:tab/>Allocate memory to a node named FRESH.</text:span></text:p>
      <text:p text:style-name="P92" loext:marker-style-name="T3"><text:span text:style-name="T3"><text:tab/><text:tab/> <text:s/><text:tab/>Set info[FRESH] := data. </text:span></text:p>
      <text:p text:style-name="P94" loext:marker-style-name="T3"><text:span text:style-name="T3">Set left[FRESH] := NULL.</text:span></text:p>
      <text:p text:style-name="P94" loext:marker-style-name="T3"><text:span text:style-name="T3">Set right[FRESH] := NULL.</text:span></text:p>
      <text:p text:style-name="P92" loext:marker-style-name="T3"><text:span text:style-name="T3"><text:tab/><text:tab/> <text:s/><text:tab/>Set right[loc] := FRESH.</text:span></text:p>
      <text:p text:style-name="P49" loext:marker-style-name="T3"><text:tab/>[End of step 1 if else if structure] </text:p>
      <text:p text:style-name="P49" loext:marker-style-name="T3"><text:span text:style-name="T12"><text:s text:c="2"/></text:span>4. Exit</text:p>
      <text:p text:style-name="P26"/>
      <text:p text:style-name="P26">Q15. Tree (Deletion)</text:p>
      <text:p text:style-name="P26"/>
      <text:p text:style-name="P49" loext:marker-style-name="T3">DELETE_LEAF()</text:p>
      <text:list xml:id="list902819737274" text:continue-list="list902623881501" text:style-name="WW8Num10">
        <text:list-item>
          <text:p text:style-name="P87" loext:marker-style-name="T3"><text:soft-page-break/><text:span text:style-name="T3">Set loc := root</text:span></text:p>
        </text:list-item>
        <text:list-item>
          <text:p text:style-name="P87" loext:marker-style-name="T3"><text:span text:style-name="T3">Repeat steps (a) and (b) while info[loc] != item.</text:span></text:p>
        </text:list-item>
      </text:list>
      <text:list text:continue-list="list901633873920" text:style-name="WW8Num12">
        <text:list-item>
          <text:p text:style-name="P79" loext:marker-style-name="T3"><text:span text:style-name="T3">Check if item &lt; info[loc], then:</text:span></text:p>
        </text:list-item>
      </text:list>
      <text:p text:style-name="P95" loext:marker-style-name="T3"><text:span text:style-name="T3">Set par := loc and loc := left[loc].</text:span></text:p>
      <text:p text:style-name="P51" loext:marker-style-name="T3"/>
      <text:list text:continue-numbering="true" text:style-name="WW8Num12">
        <text:list-item>
          <text:p text:style-name="P79" loext:marker-style-name="T3"><text:span text:style-name="T3">Else check if item &gt; info[loc], then:</text:span></text:p>
        </text:list-item>
      </text:list>
      <text:p text:style-name="P91" loext:marker-style-name="T3"><text:span text:style-name="T3">Set par := loc and loc := right[loc].</text:span></text:p>
      <text:p text:style-name="P92" loext:marker-style-name="T3"><text:span text:style-name="T3"><text:tab/>[End of while loop in step 2]</text:span></text:p>
      <text:p text:style-name="P49" loext:marker-style-name="T3"/>
      <text:list text:continue-list="list902819737274" text:style-name="WW8Num10">
        <text:list-item>
          <text:p text:style-name="P87" loext:marker-style-name="T3"><text:span text:style-name="T3">Check if info[par] &gt; info[loc], then:</text:span></text:p>
        </text:list-item>
      </text:list>
      <text:p text:style-name="P96" loext:marker-style-name="T3"><text:span text:style-name="T3">Set left[par] := NULL.</text:span></text:p>
      <text:p text:style-name="P52" loext:marker-style-name="T3"/>
      <text:list text:continue-numbering="true" text:style-name="WW8Num10">
        <text:list-item>
          <text:p text:style-name="P87" loext:marker-style-name="T3"><text:span text:style-name="T3">Else Check if info[par] &lt; info[loc], then:</text:span></text:p>
        </text:list-item>
      </text:list>
      <text:p text:style-name="P96" loext:marker-style-name="T3"><text:span text:style-name="T3">Set right[par] := NULL.</text:span></text:p>
      <text:p text:style-name="P52" loext:marker-style-name="T3"/>
      <text:list text:continue-numbering="true" text:style-name="WW8Num10">
        <text:list-item>
          <text:p text:style-name="P87" loext:marker-style-name="T3"><text:span text:style-name="T3">Free the memory occupied by loc.</text:span></text:p>
        </text:list-item>
        <text:list-item>
          <text:p text:style-name="P87" loext:marker-style-name="T3"><text:span text:style-name="T3">Exit.</text:span></text:p>
        </text:list-item>
      </text:list>
      <text:p text:style-name="P92" loext:marker-style-name="T3"><text:span text:style-name="T3"/></text:p>
      <text:p text:style-name="P97" loext:marker-style-name="T3"><text:span text:style-name="T3">‘loc’ is a pointer which points to node to be processed. ‘par’ is pointer which points to parent of ‘loc’. ‘item’ contains the information value of the leaf node to be deleted. ‘child’ is a pointer which points towards the left or right child of ‘loc’.</text:span></text:p>
      <text:p text:style-name="P49" loext:marker-style-name="T3"/>
      <text:p text:style-name="P49" loext:marker-style-name="T3">DELETE_NODE_WITH_SINGLE_CHILD()</text:p>
      <text:list xml:id="list3613848062" text:style-name="WW8Num16">
        <text:list-item>
          <text:p text:style-name="P98" loext:marker-style-name="T3"><text:span text:style-name="T3">Set loc := root</text:span></text:p>
        </text:list-item>
        <text:list-item>
          <text:p text:style-name="P98" loext:marker-style-name="T3"><text:span text:style-name="T3">Repeat while info[loc] != item.</text:span></text:p>
        </text:list-item>
      </text:list>
      <text:list text:continue-list="list901239346759" text:style-name="WW8Num6">
        <text:list-item>
          <text:p text:style-name="P66" loext:marker-style-name="T3"><text:span text:style-name="T3">Check if item &lt; info[loc], then:</text:span></text:p>
        </text:list-item>
      </text:list>
      <text:p text:style-name="P95" loext:marker-style-name="T3"><text:span text:style-name="T3">Set par := loc and loc := left[loc].</text:span></text:p>
      <text:p text:style-name="P51" loext:marker-style-name="T3"/>
      <text:list text:continue-numbering="true" text:style-name="WW8Num6">
        <text:list-item>
          <text:p text:style-name="P66" loext:marker-style-name="T3"><text:span text:style-name="T3">Else check if item &gt; info[loc], then:</text:span></text:p>
        </text:list-item>
      </text:list>
      <text:p text:style-name="P91" loext:marker-style-name="T3"><text:span text:style-name="T3">Set par := loc and loc := right[loc].</text:span></text:p>
      <text:p text:style-name="P92" loext:marker-style-name="T3"><text:span text:style-name="T3"><text:tab/>[End of while loop in step 2]</text:span></text:p>
      <text:p text:style-name="P49" loext:marker-style-name="T3"/>
      <text:list text:continue-list="list3613848062" text:style-name="WW8Num16">
        <text:list-item>
          <text:p text:style-name="P98" loext:marker-style-name="T3"><text:span text:style-name="T3">Check if left[loc] == NULL then:</text:span></text:p>
        </text:list-item>
      </text:list>
      <text:p text:style-name="P95" loext:marker-style-name="T3"><text:span text:style-name="T3">Set child := right[loc].</text:span></text:p>
      <text:p text:style-name="P51" loext:marker-style-name="T3"/>
      <text:list text:continue-numbering="true" text:style-name="WW8Num16">
        <text:list-item>
          <text:p text:style-name="P98" loext:marker-style-name="T3"><text:span text:style-name="T3">Check if right[loc] == NULL then:</text:span></text:p>
        </text:list-item>
      </text:list>
      <text:p text:style-name="P95" loext:marker-style-name="T3"><text:span text:style-name="T3">Set child := left[loc].</text:span></text:p>
      <text:p text:style-name="P95" loext:marker-style-name="T3"><text:span text:style-name="T3"/></text:p>
      <text:list text:continue-numbering="true" text:style-name="WW8Num16">
        <text:list-item>
          <text:p text:style-name="P98" loext:marker-style-name="T3"><text:span text:style-name="T3">Check if info[par] &gt; info[loc] then:</text:span></text:p>
        </text:list-item>
      </text:list>
      <text:p text:style-name="P91" loext:marker-style-name="T3"><text:span text:style-name="T3">Set left[par] := child.</text:span></text:p>
      <text:p text:style-name="P50" loext:marker-style-name="T3"/>
      <text:list text:continue-numbering="true" text:style-name="WW8Num16">
        <text:list-item>
          <text:p text:style-name="P98" loext:marker-style-name="T3"><text:span text:style-name="T3">Else Check if info[par] &lt; info[loc] then:</text:span></text:p>
        </text:list-item>
      </text:list>
      <text:p text:style-name="P91" loext:marker-style-name="T3"><text:span text:style-name="T3">Set right[par] := child.</text:span></text:p>
      <text:p text:style-name="P50" loext:marker-style-name="T3"/>
      <text:list text:continue-numbering="true" text:style-name="WW8Num16">
        <text:list-item>
          <text:p text:style-name="P98" loext:marker-style-name="T3"><text:span text:style-name="T3">Set right[loc] := NULL and left[loc] := NULL.</text:span></text:p>
        </text:list-item>
        <text:list-item>
          <text:p text:style-name="P98" loext:marker-style-name="T3"><text:span text:style-name="T3">Free the memory occupied by loc.</text:span></text:p>
        </text:list-item>
        <text:list-item>
          <text:p text:style-name="P98" loext:marker-style-name="T3"><text:span text:style-name="T3">Exit.</text:span></text:p>
        </text:list-item>
      </text:list>
      <text:p text:style-name="P92" loext:marker-style-name="T3"><text:span text:style-name="T3"/></text:p>
      <text:p text:style-name="P49" loext:marker-style-name="T3">DELETE_NODE_WITH_TWO_CHILDS()</text:p>
      <text:list xml:id="list902178538617" text:continue-list="list901368511436" text:style-name="WW8Num8">
        <text:list-item>
          <text:p text:style-name="P60" loext:marker-style-name="T3"><text:span text:style-name="T3">Set loc := root.</text:span></text:p>
        </text:list-item>
        <text:list-item>
          <text:p text:style-name="P60" loext:marker-style-name="T3"><text:soft-page-break/><text:span text:style-name="T6"><text:s/></text:span><text:span text:style-name="T3">Repeat step (a) while info[loc] != item</text:span></text:p>
        </text:list-item>
      </text:list>
      <text:list xml:id="list902055497534" text:continue-list="list901947906385" text:style-name="WW8Num1">
        <text:list-item>
          <text:p text:style-name="P72" loext:marker-style-name="T3"><text:span text:style-name="T3">Check if item &lt; info[loc], then </text:span></text:p>
        </text:list-item>
      </text:list>
      <text:p text:style-name="P92" loext:marker-style-name="T3"><text:span text:style-name="T3"><text:tab/><text:tab/> <text:s text:c="4"/>Set par := loc and loc := left[loc].</text:span></text:p>
      <text:p text:style-name="P49" loext:marker-style-name="T3"><text:tab/><text:tab/><text:tab/>Else</text:p>
      <text:p text:style-name="P92" loext:marker-style-name="T3"><text:span text:style-name="T3"><text:tab/><text:tab/> <text:s text:c="4"/>Set par := loc and loc := right[loc].</text:span></text:p>
      <text:p text:style-name="P92" loext:marker-style-name="T3"><text:span text:style-name="T3"><text:tab/><text:tab/>[End of step (a) if structure]</text:span></text:p>
      <text:p text:style-name="P49" loext:marker-style-name="T3"/>
      <text:p text:style-name="P53" loext:marker-style-name="T3"><draw:frame draw:style-name="fr1" draw:name="Frame1" text:anchor-type="char" svg:x="5.101cm" svg:y="0.353cm" svg:width="9.208cm" svg:height="0.741cm" draw:z-index="0"><draw:text-box><text:p text:style-name="P56">Node Position to Be Deleted (25)</text:p></draw:text-box></draw:frame>[End of step (2) while loop]</text:p>
      <text:list text:continue-list="list902178538617" text:style-name="WW8Num8">
        <text:list-item>
          <text:p text:style-name="P60" loext:marker-style-name="T3"><text:span text:style-name="T6"><text:s/></text:span><text:span text:style-name="T3">Set ptr=loc;</text:span></text:p>
        </text:list-item>
        <text:list-item>
          <text:p text:style-name="P60" loext:marker-style-name="T3"><text:span text:style-name="T6"><text:s/></text:span><text:span text:style-name="T3">Set ptrr := right[loc].</text:span></text:p>
        </text:list-item>
      </text:list>
      <text:p text:style-name="P52" loext:marker-style-name="T3"/>
      <text:list xml:id="list903240894984" text:continue-numbering="true" text:style-name="WW8Num8">
        <text:list-item>
          <text:p text:style-name="P60" loext:marker-style-name="T3"><text:span text:style-name="T6"><text:s/></text:span><text:span text:style-name="T3">Repeat step (b) while left[ptrr] != NULL</text:span></text:p>
        </text:list-item>
      </text:list>
      <text:list xml:id="list902914867189" text:continue-list="list902055497534" text:style-name="WW8Num1">
        <text:list-item>
          <text:p text:style-name="P72" loext:marker-style-name="T3"><draw:frame draw:style-name="fr1" draw:name="Frame2" text:anchor-type="char" svg:x="1.203cm" svg:y="0.402cm" svg:width="16.103cm" svg:height="1.633cm" draw:z-index="1"><draw:text-box><text:p text:style-name="P56">As The INORDER Successor Of Any Node Is The Left Most Child In The Right Sub Tree Of That Node.</text:p></draw:text-box></draw:frame><text:span text:style-name="T6"><text:s/></text:span><text:span text:style-name="T3">Set ptr := ptrr and ptrr := left[ptrr].</text:span></text:p>
        </text:list-item>
      </text:list>
      <text:p text:style-name="P54" loext:marker-style-name="T3"/>
      <text:p text:style-name="P49" loext:marker-style-name="T3"/>
      <text:p text:style-name="P53" loext:marker-style-name="T3">[End of step (5) while loop]</text:p>
      <text:p text:style-name="P49" loext:marker-style-name="T3"/>
      <text:list xml:id="list902105323401" text:continue-list="list903240894984" text:style-name="WW8Num8">
        <text:list-item>
          <text:p text:style-name="P60" loext:marker-style-name="T3"><draw:frame draw:style-name="fr1" draw:name="Frame3" text:anchor-type="char" svg:x="11.82cm" svg:y="0.356cm" svg:width="6.668cm" svg:height="0.741cm" draw:z-index="2"><draw:text-box><text:p text:style-name="P56">Checking For Leaf Node </text:p></draw:text-box></draw:frame><text:span text:style-name="T6"><text:s/></text:span><text:span text:style-name="T3">Check if left[ptrr] = NULL and right[ptrr] = NULL, then:</text:span></text:p>
        </text:list-item>
      </text:list>
      <text:p text:style-name="P49" loext:marker-style-name="T3"/>
      <text:list xml:id="list901726407466" text:continue-list="list902914867189" text:style-name="WW8Num1">
        <text:list-item>
          <text:p text:style-name="P72" loext:marker-style-name="T3"><text:span text:style-name="T3">Check if info[ptr] &gt; info[ptrr], then:</text:span></text:p>
        </text:list-item>
      </text:list>
      <text:p text:style-name="P93" loext:marker-style-name="T3"><text:span text:style-name="T3">Set left[ptr] := NULL.</text:span></text:p>
      <text:p text:style-name="P92" loext:marker-style-name="T3"><text:span text:style-name="T3"><text:tab/><text:tab/><text:tab/>Else</text:span></text:p>
      <text:p text:style-name="P92" loext:marker-style-name="T3"><text:span text:style-name="T3"><text:tab/><text:tab/><text:tab/>Set right[ptr] := NULL.</text:span></text:p>
      <text:p text:style-name="P49" loext:marker-style-name="T3"><text:tab/><text:tab/>[End of step (c) if structure]</text:p>
      <text:p text:style-name="P49" loext:marker-style-name="T3"/>
      <text:list xml:id="list902974168047" text:continue-list="list902105323401" text:style-name="WW8Num8">
        <text:list-item>
          <text:p text:style-name="P60" loext:marker-style-name="T3"><draw:frame draw:style-name="fr1" draw:name="Frame4" text:anchor-type="char" svg:x="10.271cm" svg:y="0.379cm" svg:width="8.507cm" svg:height="1.27cm" draw:z-index="3"><draw:text-box><text:p text:style-name="P57">Checking For Single Child Node </text:p></draw:text-box></draw:frame><text:span text:style-name="T6"><text:s/></text:span><text:span text:style-name="T3">Check if left[ptrr] != NULL or right[ptrr] != NULL, then:</text:span></text:p>
        </text:list-item>
      </text:list>
      <text:p text:style-name="P49" loext:marker-style-name="T3"/>
      <text:list text:continue-list="list901726407466" text:style-name="WW8Num1">
        <text:list-item>
          <text:p text:style-name="P72" loext:marker-style-name="T3"><text:span text:style-name="T3">Check if left[ptrr]= NULL, then:</text:span></text:p>
        </text:list-item>
      </text:list>
      <text:p text:style-name="P93" loext:marker-style-name="T3"><text:span text:style-name="T3">Set child := right[ptrr].</text:span></text:p>
      <text:p text:style-name="P92" loext:marker-style-name="T3"><text:span text:style-name="T3"><text:tab/><text:tab/><text:tab/>Else</text:span></text:p>
      <text:p text:style-name="P93" loext:marker-style-name="T3"><text:span text:style-name="T3">Set child := left[ptrr].</text:span></text:p>
      <text:p text:style-name="P50" loext:marker-style-name="T3">[End of step (d) if structure]</text:p>
      <text:p text:style-name="P50" loext:marker-style-name="T3"><text:span text:style-name="T3"/></text:p>
      <text:list xml:id="list903052186814" text:continue-numbering="true" text:style-name="WW8Num1">
        <text:list-item>
          <text:p text:style-name="P72" loext:marker-style-name="T3"><text:span text:style-name="T3">Check if info[ptr] &gt; info[ptrr], then</text:span></text:p>
        </text:list-item>
      </text:list>
      <text:p text:style-name="P93" loext:marker-style-name="T3"><text:span text:style-name="T3">Set left[ptr] := child.</text:span></text:p>
      <text:p text:style-name="P49" loext:marker-style-name="T3"><text:tab/><text:tab/><text:tab/>Else</text:p>
      <text:p text:style-name="P92" loext:marker-style-name="T3"><text:span text:style-name="T3"><text:tab/><text:tab/><text:tab/>Set right[ptr] := child.</text:span></text:p>
      <text:p text:style-name="P50" loext:marker-style-name="T3">[End of step (e) if structure]</text:p>
      <text:p text:style-name="P50" loext:marker-style-name="T3"/>
      <text:p text:style-name="P92" loext:marker-style-name="T3"><text:span text:style-name="T6"><text:s text:c="4"/></text:span><text:span text:style-name="T3">[End of step (6) if structure]</text:span></text:p>
      <text:list xml:id="list902101899635" text:continue-list="list902974168047" text:style-name="WW8Num8">
        <text:list-item>
          <text:p text:style-name="P60" loext:marker-style-name="T3"><text:span text:style-name="T3">[Changing position of node to be deleted (25) with node with value 33]</text:span></text:p>
        </text:list-item>
      </text:list>
      <text:list text:continue-list="list903052186814" text:style-name="WW8Num1">
        <text:list-item>
          <text:p text:style-name="P72" loext:marker-style-name="T3"><text:span text:style-name="T6"><text:s/></text:span><text:span text:style-name="T3">Check else if loc = left[par], then:</text:span></text:p>
        </text:list-item>
      </text:list>
      <text:p text:style-name="P96" loext:marker-style-name="T3"><text:span text:style-name="T6"><text:s text:c="11"/></text:span><text:span text:style-name="T3">Set left[par] := ptrr.</text:span></text:p>
      <text:p text:style-name="P93" loext:marker-style-name="T3"><text:span text:style-name="T6"><text:s/></text:span><text:span text:style-name="T3">Else</text:span></text:p>
      <text:p text:style-name="P92" loext:marker-style-name="T3"><text:span text:style-name="T3"><text:tab/><text:tab/><text:tab/> Set right[par] := ptrr.</text:span></text:p>
      <text:p text:style-name="P50" loext:marker-style-name="T3">[End of step (f) if structure]</text:p>
      <text:p text:style-name="P50" loext:marker-style-name="T3"/>
      <text:list text:continue-list="list902101899635" text:style-name="WW8Num8">
        <text:list-item>
          <text:p text:style-name="P60" loext:marker-style-name="T3"><text:span text:style-name="T6"><text:s text:c="5"/></text:span><text:span text:style-name="T3">Set left[ptrr] := left[loc].</text:span></text:p>
        </text:list-item>
        <text:list-item>
          <text:p text:style-name="P60" loext:marker-style-name="T3"><text:span text:style-name="T3">Set right[ptrr] := right[loc].</text:span></text:p>
        </text:list-item>
        <text:list-item>
          <text:p text:style-name="P60" loext:marker-style-name="T3"><text:span text:style-name="T3">Free the memory occupied by loc.</text:span></text:p>
        </text:list-item>
        <text:list-item>
          <text:p text:style-name="P30" loext:marker-style-name="T3">Exit.</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WW8Num9z0" style:family="text"/>
    <style:style style:name="WW8Num8z0" style:family="text"/>
    <style:style style:name="WW8Num1z0" style:family="text"/>
    <style:style style:name="WW8Num5z0" style:family="text"/>
    <style:style style:name="WW8Num6z0" style:family="text"/>
    <style:style style:name="WW8Num2z0" style:family="text"/>
    <style:style style:name="WW8Num4z0" style:family="text"/>
    <style:style style:name="WW8Num3z0" style:family="text"/>
    <style:style style:name="WW8Num12z0" style:family="text"/>
    <style:style style:name="WW8Num11z0" style:family="text"/>
    <style:style style:name="WW8Num7z0" style:family="text"/>
    <style:style style:name="WW8Num15z0" style:family="text"/>
    <style:style style:name="WW8Num14z0" style:family="text"/>
    <style:style style:name="WW8Num10z0"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6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11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38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65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92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191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46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731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001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27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prefix="(" style:num-suffix=")" style:num-format="a" style:num-letter-sync="true">
        <style:list-level-properties text:list-level-position-and-space-mode="label-alignment">
          <style:list-level-label-alignment text:label-followed-by="listtab" fo:text-indent="-1.27cm" fo:margin-left="3.81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a" style:num-letter-sync="true">
        <style:list-level-properties text:list-level-position-and-space-mode="label-alignment">
          <style:list-level-label-alignment text:label-followed-by="listtab" fo:text-indent="-1.27cm" fo:margin-left="3.8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prefix="(" style:num-suffix=")" style:num-format="a" style:num-letter-sync="true">
        <style:list-level-properties text:list-level-position-and-space-mode="label-alignment">
          <style:list-level-label-alignment text:label-followed-by="listtab" fo:text-indent="-1.27cm" fo:margin-left="3.8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text:style-name="WW8Num1z0" loext:num-list-format="(%1%)" style:num-prefix="(" style:num-suffix=")" style:num-format="a" style:num-letter-sync="true">
        <style:list-level-properties text:list-level-position-and-space-mode="label-alignment">
          <style:list-level-label-alignment text:label-followed-by="listtab" fo:text-indent="-1.27cm" fo:margin-left="3.81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5.71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8.25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9.52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10.79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2.06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prefix="(" style:num-suffix=")" style:num-format="a" style:num-letter-sync="true">
        <style:list-level-properties text:list-level-position-and-space-mode="label-alignment">
          <style:list-level-label-alignment text:label-followed-by="listtab" fo:text-indent="-1.27cm" fo:margin-left="3.81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5.71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8.25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9.52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10.79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2.06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fo:text-indent="-0.635cm" fo:margin-left="1.111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381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65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921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191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461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731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001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27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5.71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8.25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9.52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10.79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2.06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fo:text-indent="-0.635cm" fo:margin-left="1.111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381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65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921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191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461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731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001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27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5.71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8.25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9.52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10.79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2.06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5T13:14:39.105000000</meta:creation-date>
    <dc:date>2023-10-26T00:09:01.034000000</dc:date>
    <meta:editing-duration>PT10H54M16S</meta:editing-duration>
    <meta:editing-cycles>13</meta:editing-cycles>
    <meta:generator>LibreOffice/7.5.5.2$Windows_X86_64 LibreOffice_project/ca8fe7424262805f223b9a2334bc7181abbcbf5e</meta:generator>
    <meta:document-statistic meta:table-count="0" meta:image-count="0" meta:object-count="0" meta:page-count="12" meta:paragraph-count="389" meta:word-count="3377" meta:character-count="18336" meta:non-whitespace-character-count="15224"/>
  </office:meta>
</office:document-meta>
</file>